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" svg:font-family="'Linux Libertine', Georgia, Times, serif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family-generic="system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Footnote">
      <style:text-properties officeooo:rsid="001eb9ef" officeooo:paragraph-rsid="001eb9ef"/>
    </style:style>
    <style:style style:name="P2" style:family="paragraph" style:parent-style-name="Footnote">
      <style:text-properties officeooo:rsid="001f45c4" officeooo:paragraph-rsid="001f45c4"/>
    </style:style>
    <style:style style:name="P3" style:family="paragraph" style:parent-style-name="Footnote">
      <style:text-properties fo:language="cs" fo:country="CZ" officeooo:rsid="001f57ae" officeooo:paragraph-rsid="001f57ae"/>
    </style:style>
    <style:style style:name="P4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5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7" style:family="paragraph" style:parent-style-name="Menologium_20_-_20_textus">
      <style:text-properties fo:language="cs" fo:country="CZ"/>
    </style:style>
    <style:style style:name="P8" style:family="paragraph" style:parent-style-name="Menologium_20_-_20_textus">
      <style:paragraph-properties style:writing-mode="lr-tb"/>
    </style:style>
    <style:style style:name="P9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fo:hyphenate="true" fo:hyphenation-remain-char-count="2" fo:hyphenation-push-char-count="2" loext:hyphenation-no-caps="false"/>
    </style:style>
    <style:style style:name="P1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la" fo:country="V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13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15" style:family="paragraph" style:parent-style-name="Standard">
      <style:paragraph-properties fo:text-align="center" style:justify-single-word="false"/>
      <style:text-properties style:font-name="Bookman BT S.O.Cist." fo:font-size="11pt" style:font-size-asian="11pt" style:font-size-complex="11pt"/>
    </style:style>
    <style:style style:name="P16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:onum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/>
      <style:text-properties style:font-name="Linux Libertine S.O.Cist." fo:font-size="11pt" fo:language="it" fo:country="IT" style:font-size-asian="11pt" style:font-size-complex="11pt"/>
    </style:style>
    <style:style style:name="P21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style:font-name="Linux Libertine S.O.Cist." fo:font-size="11pt" fo:language="cs" fo:country="CZ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nux Libertine S.O.Cist." fo:font-size="11pt" fo:language="cs" fo:country="CZ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nux Libertine S.O.Cist." fo:font-size="11pt" fo:language="cs" fo:country="CZ" style:font-size-asian="11pt" style:language-asian="zh" style:country-asian="CN" style:font-size-complex="11pt" style:language-complex="hi" style:country-complex="IN"/>
    </style:style>
    <style:style style:name="P24" style:family="paragraph" style:parent-style-name="Standard">
      <style:paragraph-properties fo:text-align="justify" style:justify-single-word="false"/>
      <style:text-properties style:font-name="Linux Libertine S.O.Cist." fo:font-size="11pt" style:font-size-asian="11pt" style:font-size-complex="11pt"/>
    </style:style>
    <style:style style:name="P25" style:family="paragraph" style:parent-style-name="Datum">
      <style:text-properties fo:language="cs" fo:country="CZ"/>
    </style:style>
    <style:style style:name="P26" style:family="paragraph" style:parent-style-name="Footnote">
      <style:text-properties style:font-name="Linux Libertine S.O.Cist." fo:language="cs" fo:country="CZ" style:font-name-complex="Linux Libertine S.O.Cist.1"/>
    </style:style>
    <style:style style:name="P27" style:family="paragraph" style:parent-style-name="Footnote">
      <style:text-properties style:font-name="Linux Libertine S.O.Cist." fo:font-style="italic" style:font-style-asian="italic" style:font-style-complex="italic"/>
    </style:style>
    <style:style style:name="P28" style:family="paragraph" style:parent-style-name="Footnote">
      <style:text-properties fo:background-color="#ffff00"/>
    </style:style>
    <style:style style:name="P29" style:family="paragraph" style:parent-style-name="Footnote">
      <style:text-properties officeooo:rsid="00236dd1" officeooo:paragraph-rsid="00236dd1"/>
    </style:style>
    <style:style style:name="P30" style:family="paragraph" style:parent-style-name="Footnote">
      <style:text-properties officeooo:rsid="00294ddc" officeooo:paragraph-rsid="00294ddc"/>
    </style:style>
    <style:style style:name="P31" style:family="paragraph" style:parent-style-name="Footnote">
      <style:text-properties officeooo:rsid="002bade3" officeooo:paragraph-rsid="002bade3"/>
    </style:style>
    <style:style style:name="P32" style:family="paragraph" style:parent-style-name="Footnote">
      <style:text-properties officeooo:paragraph-rsid="002d5d28"/>
    </style:style>
    <style:style style:name="P33" style:family="paragraph" style:parent-style-name="Footnote">
      <style:text-properties officeooo:rsid="002f100e" officeooo:paragraph-rsid="002f100e"/>
    </style:style>
    <style:style style:name="P34" style:family="paragraph" style:parent-style-name="Footnote">
      <style:text-properties officeooo:rsid="002fc825" officeooo:paragraph-rsid="002fc825"/>
    </style:style>
    <style:style style:name="P35" style:family="paragraph" style:parent-style-name="Footnote">
      <style:text-properties officeooo:rsid="00315b3c" officeooo:paragraph-rsid="00315b3c"/>
    </style:style>
    <style:style style:name="P36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7" style:family="paragraph" style:parent-style-name="Menologium_20_-_20_Datum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38" style:family="paragraph" style:parent-style-name="Menologium_20_-_20_Datum">
      <style:text-properties fo:language="cs" fo:country="CZ" officeooo:paragraph-rsid="003663f4" style:language-asian="zh" style:country-asian="CN" style:language-complex="hi" style:country-complex="IN"/>
    </style:style>
    <style:style style:name="P39" style:family="paragraph" style:parent-style-name="Menologium_20_-_20_fundationes">
      <style:text-properties fo:language="cs" fo:country="CZ"/>
    </style:style>
    <style:style style:name="P40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4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2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3663f4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3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officeooo:paragraph-rsid="00309aa6" fo:hyphenate="true" fo:hyphenation-remain-char-count="2" fo:hyphenation-push-char-count="2" loext:hyphenation-no-caps="false"/>
    </style:style>
    <style:style style:name="P44" style:family="paragraph" style:parent-style-name="Menologium_20_-_20_textus">
      <style:text-properties officeooo:paragraph-rsid="00239fa9"/>
    </style:style>
    <style:style style:name="P45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46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47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48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Bookman BT S.O.Cist." fo:font-size="11pt" style:font-size-asian="11pt" style:font-size-complex="11pt"/>
    </style:style>
    <style:style style:name="P50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51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52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it" fo:country="IT" style:font-size-asian="13pt" style:font-size-complex="11pt" fo:hyphenate="true" fo:hyphenation-remain-char-count="2" fo:hyphenation-push-char-count="2" loext:hyphenation-no-caps="false"/>
    </style:style>
    <style:style style:name="P53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cs" fo:country="CZ" style:font-size-asian="11pt" style:font-size-complex="11pt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text-align="justify" style:justify-single-word="false"/>
      <style:text-properties style:font-name="Linux Libertine S.O.Cist." fo:font-size="11pt" fo:language="cs" fo:country="CZ" style:font-size-asian="11pt" style:font-size-complex="11pt"/>
    </style:style>
    <style:style style:name="P55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size="10pt" fo:language="cs" fo:country="CZ" style:font-size-asian="10pt" style:font-size-complex="10pt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/>
    </style:style>
    <style:style style:name="T3" style:family="text">
      <style:text-properties fo:language="la" fo:country="VA" style:language-asian="zh" style:country-asian="CN" style:language-complex="hi" style:country-complex="IN"/>
    </style:style>
    <style:style style:name="T4" style:family="text">
      <style:text-properties fo:language="la" fo:country="VA" fo:font-style="italic" style:font-style-asian="italic" style:font-name-complex="Linux Libertine S.O.Cist.1" style:font-style-complex="italic"/>
    </style:style>
    <style:style style:name="T5" style:family="text">
      <style:text-properties fo:language="la" fo:country="VA" fo:font-style="italic" style:font-style-asian="italic" style:font-style-complex="italic"/>
    </style:style>
    <style:style style:name="T6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7" style:family="text">
      <style:text-properties fo:language="la" fo:country="VA" fo:font-style="normal" style:font-style-asian="normal" style:font-style-complex="normal"/>
    </style:style>
    <style:style style:name="T8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9" style:family="text">
      <style:text-properties fo:language="la" fo:country="VA" fo:font-weight="normal" style:language-asian="zh" style:country-asian="CN" style:font-weight-asian="normal" style:language-complex="hi" style:country-complex="IN" style:font-weight-complex="normal"/>
    </style:style>
    <style:style style:name="T10" style:family="text">
      <style:text-properties style:font-name="Bookman BT S.O.Cist.:onum" fo:font-size="10pt" fo:language="la" fo:country="VA" style:font-size-asian="10pt"/>
    </style:style>
    <style:style style:name="T11" style:family="text">
      <style:text-properties style:font-name="Linux Libertine S.O.Cist." fo:font-size="11pt" fo:language="cs" fo:country="CZ" style:font-size-asian="11pt" style:font-size-complex="11pt"/>
    </style:style>
    <style:style style:name="T12" style:family="text">
      <style:text-properties style:font-name="Linux Libertine S.O.Cist." fo:font-size="11pt" fo:language="cs" fo:country="CZ" fo:font-style="italic" style:font-size-asian="11pt" style:font-style-asian="italic" style:font-size-complex="11pt" style:font-style-complex="italic"/>
    </style:style>
    <style:style style:name="T13" style:family="text">
      <style:text-properties style:font-name="Linux Libertine S.O.Cist." fo:font-size="11pt" fo:language="it" fo:country="IT" style:font-size-asian="11pt" style:font-size-complex="11pt"/>
    </style:style>
    <style:style style:name="T14" style:family="text">
      <style:text-properties style:font-name="Linux Libertine S.O.Cist." fo:font-size="11pt" fo:language="la" fo:country="VA" style:font-size-asian="11pt" style:language-asian="zh" style:country-asian="CN" style:font-size-complex="11pt" style:language-complex="hi" style:country-complex="IN"/>
    </style:style>
    <style:style style:name="T15" style:family="text">
      <style:text-properties fo:language="cs" fo:country="CZ"/>
    </style:style>
    <style:style style:name="T16" style:family="text">
      <style:text-properties fo:language="cs" fo:country="CZ" fo:font-weight="bold" style:font-weight-asian="bold" style:font-weight-complex="bold"/>
    </style:style>
    <style:style style:name="T17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18" style:family="text">
      <style:text-properties fo:language="cs" fo:country="CZ" fo:font-weight="bold" officeooo:rsid="00239fa9" style:language-asian="zh" style:country-asian="CN" style:font-weight-asian="bold" style:language-complex="hi" style:country-complex="IN" style:font-weight-complex="bold"/>
    </style:style>
    <style:style style:name="T19" style:family="text">
      <style:text-properties fo:language="cs" fo:country="CZ" fo:font-style="normal" style:font-style-asian="normal" style:font-style-complex="normal"/>
    </style:style>
    <style:style style:name="T20" style:family="text">
      <style:text-properties fo:language="cs" fo:country="CZ" fo:font-style="italic" style:font-style-asian="italic" style:font-style-complex="italic"/>
    </style:style>
    <style:style style:name="T21" style:family="text">
      <style:text-properties fo:language="cs" fo:country="CZ" fo:font-style="italic" fo:background-color="transparent" loext:char-shading-value="0" style:language-asian="zh" style:country-asian="CN" style:font-style-asian="italic" style:language-complex="hi" style:country-complex="IN" style:font-style-complex="italic"/>
    </style:style>
    <style:style style:name="T22" style:family="text">
      <style:text-properties fo:language="cs" fo:country="CZ" fo:font-style="italic" style:language-asian="zh" style:country-asian="CN" style:font-style-asian="italic" style:language-complex="hi" style:country-complex="IN" style:font-style-complex="italic"/>
    </style:style>
    <style:style style:name="T23" style:family="text">
      <style:text-properties fo:language="cs" fo:country="CZ" style:font-name-asian="Linux Libertine S.O.Cist.:onum1" style:font-name-complex="Linux Libertine S.O.Cist.:onum1"/>
    </style:style>
    <style:style style:name="T24" style:family="text">
      <style:text-properties fo:language="cs" fo:country="CZ" style:font-name-asian="Linux Libertine S.O.Cist.1" style:font-name-complex="Linux Libertine S.O.Cist.1"/>
    </style:style>
    <style:style style:name="T25" style:family="text">
      <style:text-properties fo:language="cs" fo:country="CZ" fo:font-weight="normal" style:font-weight-asian="normal" style:font-weight-complex="normal"/>
    </style:style>
    <style:style style:name="T26" style:family="text">
      <style:text-properties fo:language="cs" fo:country="CZ" fo:font-weight="normal" style:language-asian="zh" style:country-asian="CN" style:font-weight-asian="normal" style:language-complex="hi" style:country-complex="IN" style:font-weight-complex="normal"/>
    </style:style>
    <style:style style:name="T27" style:family="text">
      <style:text-properties fo:language="cs" fo:country="CZ" fo:font-weight="normal" officeooo:rsid="002fc825" style:language-asian="zh" style:country-asian="CN" style:font-weight-asian="normal" style:language-complex="hi" style:country-complex="IN" style:font-weight-complex="normal"/>
    </style:style>
    <style:style style:name="T28" style:family="text">
      <style:text-properties fo:language="cs" fo:country="CZ" style:language-asian="zh" style:country-asian="CN" style:language-complex="hi" style:country-complex="IN"/>
    </style:style>
    <style:style style:name="T29" style:family="text">
      <style:text-properties fo:language="cs" fo:country="CZ" officeooo:rsid="0021c049" style:language-asian="zh" style:country-asian="CN" style:language-complex="hi" style:country-complex="IN"/>
    </style:style>
    <style:style style:name="T30" style:family="text">
      <style:text-properties fo:language="cs" fo:country="CZ" officeooo:rsid="00239fa9" style:language-asian="zh" style:country-asian="CN" style:language-complex="hi" style:country-complex="IN"/>
    </style:style>
    <style:style style:name="T31" style:family="text">
      <style:text-properties fo:language="cs" fo:country="CZ" officeooo:rsid="0025dc1a" style:language-asian="zh" style:country-asian="CN" style:language-complex="hi" style:country-complex="IN"/>
    </style:style>
    <style:style style:name="T32" style:family="text">
      <style:text-properties fo:language="cs" fo:country="CZ" officeooo:rsid="002784cf" style:language-asian="zh" style:country-asian="CN" style:language-complex="hi" style:country-complex="IN"/>
    </style:style>
    <style:style style:name="T33" style:family="text">
      <style:text-properties fo:language="cs" fo:country="CZ" officeooo:rsid="002f100e" style:language-asian="zh" style:country-asian="CN" style:language-complex="hi" style:country-complex="IN"/>
    </style:style>
    <style:style style:name="T34" style:family="text">
      <style:text-properties fo:language="cs" fo:country="CZ" officeooo:rsid="002fc825" style:language-asian="zh" style:country-asian="CN" style:language-complex="hi" style:country-complex="IN"/>
    </style:style>
    <style:style style:name="T35" style:family="text">
      <style:text-properties fo:language="cs" fo:country="CZ" officeooo:rsid="00308789" style:language-asian="zh" style:country-asian="CN" style:language-complex="hi" style:country-complex="IN"/>
    </style:style>
    <style:style style:name="T36" style:family="text">
      <style:text-properties fo:language="cs" fo:country="CZ" officeooo:rsid="00309aa6" style:language-asian="zh" style:country-asian="CN" style:language-complex="hi" style:country-complex="IN"/>
    </style:style>
    <style:style style:name="T37" style:family="text">
      <style:text-properties fo:language="cs" fo:country="CZ" officeooo:rsid="00315b3c" style:language-asian="zh" style:country-asian="CN" style:language-complex="hi" style:country-complex="IN"/>
    </style:style>
    <style:style style:name="T38" style:family="text">
      <style:text-properties fo:language="cs" fo:country="CZ" fo:background-color="transparent" loext:char-shading-value="0" style:language-asian="zh" style:country-asian="CN" style:language-complex="hi" style:country-complex="IN"/>
    </style:style>
    <style:style style:name="T39" style:family="text">
      <style:text-properties style:font-name-complex="Linux Libertine S.O.Cist.1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1eb9ef" style:font-style-asian="italic" style:font-style-complex="italic"/>
    </style:style>
    <style:style style:name="T42" style:family="text">
      <style:text-properties fo:font-style="italic" officeooo:rsid="00294ddc" style:font-style-asian="italic" style:font-style-complex="italic"/>
    </style:style>
    <style:style style:name="T43" style:family="text">
      <style:text-properties fo:font-style="italic" officeooo:rsid="002c3f1e" style:font-style-asian="italic" style:font-style-complex="italic"/>
    </style:style>
    <style:style style:name="T44" style:family="text">
      <style:text-properties fo:font-style="italic" officeooo:rsid="002d5d28" style:font-style-asian="italic" style:font-style-complex="italic"/>
    </style:style>
    <style:style style:name="T45" style:family="text">
      <style:text-properties fo:font-style="italic" officeooo:rsid="0033f914" style:font-style-asian="italic" style:font-style-complex="italic"/>
    </style:style>
    <style:style style:name="T46" style:family="text">
      <style:text-properties fo:language="fr" fo:country="FR"/>
    </style:style>
    <style:style style:name="T47" style:family="text">
      <style:text-properties fo:language="fr" fo:country="FR" fo:font-style="normal" style:font-style-asian="normal" style:font-style-complex="normal"/>
    </style:style>
    <style:style style:name="T48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49" style:family="text">
      <style:text-properties fo:language="fr" fo:country="FR" fo:font-style="italic" officeooo:rsid="0024a50c" style:language-asian="zh" style:country-asian="CN" style:font-style-asian="italic" style:language-complex="hi" style:country-complex="IN" style:font-style-complex="italic"/>
    </style:style>
    <style:style style:name="T50" style:family="text">
      <style:text-properties fo:language="fr" fo:country="FR" style:language-asian="zh" style:country-asian="CN" style:language-complex="hi" style:country-complex="IN"/>
    </style:style>
    <style:style style:name="T51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2" style:family="text">
      <style:text-properties fo:language="fr" fo:country="FR" officeooo:rsid="00358e0a"/>
    </style:style>
    <style:style style:name="T53" style:family="text">
      <style:text-properties fo:language="fr" fo:country="FR" officeooo:rsid="00359283"/>
    </style:style>
    <style:style style:name="T54" style:family="text">
      <style:text-properties style:use-window-font-color="true" loext:opacity="0%" style:font-name="Linux Libertine S.O.Cist.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5" style:family="text">
      <style:text-properties style:use-window-font-color="true" loext:opacity="0%" style:font-name="Linux Libertine S.O.Cist." fo:font-size="10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6" style:family="text">
      <style:text-properties style:use-window-font-color="true" loext:opacity="0%" style:font-name="Linux Libertine S.O.Cist." fo:font-size="10pt" fo:language="cs" fo:country="CZ" officeooo:rsid="0031b9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7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58" style:family="text">
      <style:text-properties style:use-window-font-color="true" loext:opacity="0%" style:font-name="Linux Libertine S.O.Cist.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59" style:family="text">
      <style:text-properties style:use-window-font-color="true" loext:opacity="0%" style:font-name="Linux Libertine S.O.Cist." fo:font-size="10pt" fo:language="de" fo:country="D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60" style:family="text">
      <style:text-properties style:use-window-font-color="true" loext:opacity="0%" style:font-name="Linux Libertine S.O.Cist." fo:font-size="10pt" fo:language="fr" fo:country="FR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61" style:family="text">
      <style:text-properties style:use-window-font-color="true" loext:opacity="0%" style:font-name="Linux Libertine S.O.Cist." fo:font-size="10pt" fo:language="nl" fo:country="B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62" style:family="text">
      <style:text-properties style:use-window-font-color="true" loext:opacity="0%" style:font-name="Linux Libertine S.O.Cist." fo:font-size="10pt" officeooo:rsid="002bade3" style:letter-kerning="true" style:font-name-asian="Songti SC" style:font-size-asian="10pt" style:font-name-complex="Arial Unicode MS" style:font-size-complex="10pt"/>
    </style:style>
    <style:style style:name="T63" style:family="text">
      <style:text-properties style:use-window-font-color="true" loext:opacity="0%" style:font-name="Linux Libertine S.O.Cist." fo:font-size="10pt" officeooo:rsid="00315b3c" style:letter-kerning="true" style:font-name-asian="Songti SC" style:font-size-asian="10pt" style:font-name-complex="Arial Unicode MS" style:font-size-complex="10pt"/>
    </style:style>
    <style:style style:name="T64" style:family="text">
      <style:text-properties style:use-window-font-color="true" loext:opacity="0%" style:font-name="Linux Libertine S.O.Cist." fo:font-size="10pt" fo:language="zxx" fo:country="non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5" style:family="text">
      <style:text-properties style:use-window-font-color="true" loext:opacity="0%" style:font-name="Linux Libertine S.O.Cist." fo:font-size="10pt" fo:language="zxx" fo:country="none" officeooo:rsid="002d5d2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6" style:family="text">
      <style:text-properties style:use-window-font-color="true" loext:opacity="0%" style:font-name="Linux Libertine S.O.Cist." fo:font-size="10pt" fo:language="zxx" fo:country="none" officeooo:rsid="002fc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7" style:family="text">
      <style:text-properties style:use-window-font-color="true" loext:opacity="0%" style:font-name="Linux Libertine S.O.Cist." fo:font-size="10pt" fo:language="zxx" fo:country="none" officeooo:rsid="0030878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8" style:family="text">
      <style:text-properties style:use-window-font-color="true" loext:opacity="0%" style:font-name="Linux Libertine S.O.Cist." fo:font-size="10pt" fo:language="zxx" fo:country="none" officeooo:rsid="00309aa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9" style:family="text">
      <style:text-properties style:use-window-font-color="true" loext:opacity="0%" style:font-name="Linux Libertine S.O.Cist." fo:font-size="10pt" fo:language="zxx" fo:country="none" officeooo:rsid="0031b9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0" style:family="text">
      <style:text-properties style:use-window-font-color="true" loext:opacity="0%" style:font-name="Linux Libertine S.O.Cist.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1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72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3" style:family="text">
      <style:text-properties style:use-window-font-color="true" loext:opacity="0%" style:font-name="Linux Libertine S.O.Cist." fo:font-size="8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4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75" style:family="text">
      <style:text-properties style:use-window-font-color="true" loext:opacity="0%" officeooo:rsid="00239fa9" style:letter-kerning="true" style:font-name-asian="Songti SC" style:language-asian="zh" style:country-asian="CN" style:font-name-complex="Arial Unicode MS" style:language-complex="hi" style:country-complex="IN"/>
    </style:style>
    <style:style style:name="T76" style:family="text">
      <style:text-properties style:use-window-font-color="true" loext:opacity="0%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77" style:family="text">
      <style:text-properties style:use-window-font-color="true" loext:opacity="0%" officeooo:rsid="002d5d28" style:letter-kerning="true" style:font-name-asian="Songti SC" style:language-asian="zh" style:country-asian="CN" style:font-name-complex="Arial Unicode MS" style:language-complex="hi" style:country-complex="IN"/>
    </style:style>
    <style:style style:name="T78" style:family="text">
      <style:text-properties style:use-window-font-color="true" loext:opacity="0%" officeooo:rsid="002fc825" style:letter-kerning="true" style:font-name-asian="Songti SC" style:language-asian="zh" style:country-asian="CN" style:font-name-complex="Arial Unicode MS" style:language-complex="hi" style:country-complex="IN"/>
    </style:style>
    <style:style style:name="T79" style:family="text">
      <style:text-properties style:use-window-font-color="true" loext:opacity="0%" officeooo:rsid="00308789" style:letter-kerning="true" style:font-name-asian="Songti SC" style:language-asian="zh" style:country-asian="CN" style:font-name-complex="Arial Unicode MS" style:language-complex="hi" style:country-complex="IN"/>
    </style:style>
    <style:style style:name="T80" style:family="text">
      <style:text-properties style:use-window-font-color="true" loext:opacity="0%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81" style:family="text">
      <style:text-properties style:use-window-font-color="true" loext:opacity="0%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82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83" style:family="text">
      <style:text-properties style:use-window-font-color="true" loext:opacity="0%" officeooo:rsid="002d5d28" style:letter-kerning="true" style:font-name-asian="Songti SC" style:font-name-complex="Arial Unicode MS"/>
    </style:style>
    <style:style style:name="T84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85" style:family="text">
      <style:text-properties style:use-window-font-color="true" loext:opacity="0%" fo:language="en" fo:country="US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86" style:family="text">
      <style:text-properties style:use-window-font-color="true" loext:opacity="0%" fo:language="en" fo:country="US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87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88" style:family="text">
      <style:text-properties style:use-window-font-color="true" loext:opacity="0%" fo:language="de" fo:country="DE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89" style:family="text">
      <style:text-properties style:use-window-font-color="true" loext:opacity="0%" fo:font-size="8pt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90" style:family="text">
      <style:text-properties style:use-window-font-color="true" loext:opacity="0%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1" style:family="text">
      <style:text-properties style:use-window-font-color="true" loext:opacity="0%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2" style:family="text">
      <style:text-properties style:use-window-font-color="true" loext:opacity="0%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93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4" style:family="text">
      <style:text-properties style:use-window-font-color="true" loext:opacity="0%" style:font-name="Linux Libertine S.O.Cist.:onum" fo:font-size="11pt" fo:language="cs" fo:country="CZ" officeooo:rsid="0021c04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5" style:family="text">
      <style:text-properties style:use-window-font-color="true" loext:opacity="0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6" style:family="text">
      <style:text-properties style:use-window-font-color="true" loext:opacity="0%" style:font-name="Linux Libertine S.O.Cist.:onum" fo:font-size="11pt" fo:language="cs" fo:country="CZ" officeooo:rsid="00239fa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7" style:family="text">
      <style:text-properties style:use-window-font-color="true" loext:opacity="0%" style:font-name="Linux Libertine S.O.Cist.:onum" fo:font-size="11pt" fo:language="cs" fo:country="CZ" officeooo:rsid="0025dc1a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8" style:family="text">
      <style:text-properties style:use-window-font-color="true" loext:opacity="0%" style:font-name="Linux Libertine S.O.Cist.:onum" fo:font-size="11pt" fo:language="cs" fo:country="CZ" officeooo:rsid="002784cf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9" style:family="text">
      <style:text-properties style:use-window-font-color="true" loext:opacity="0%" style:font-name="Linux Libertine S.O.Cist.:onum" fo:font-size="11pt" fo:language="cs" fo:country="CZ" officeooo:rsid="00294dd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00" style:family="text">
      <style:text-properties style:use-window-font-color="true" loext:opacity="0%" style:font-name="Linux Libertine S.O.Cist.:onum" fo:font-size="11pt" fo:language="cs" fo:country="CZ" officeooo:rsid="002f100e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01" style:family="text">
      <style:text-properties style:use-window-font-color="true" loext:opacity="0%" style:font-name="Linux Libertine S.O.Cist.:onum" fo:font-size="11pt" fo:language="cs" fo:country="CZ" officeooo:rsid="002fc825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02" style:family="text">
      <style:text-properties style:use-window-font-color="true" loext:opacity="0%" style:font-name="Linux Libertine S.O.Cist.:onum" fo:font-size="11pt" fo:language="cs" fo:country="CZ" officeooo:rsid="0030878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03" style:family="text">
      <style:text-properties style:use-window-font-color="true" loext:opacity="0%" style:font-name="Linux Libertine S.O.Cist.:onum" fo:font-size="11pt" fo:language="cs" fo:country="CZ" officeooo:rsid="00309aa6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04" style:family="text">
      <style:text-properties style:use-window-font-color="true" loext:opacity="0%" style:font-name="Linux Libertine S.O.Cist.:onum" fo:font-size="11pt" fo:language="cs" fo:country="CZ" officeooo:rsid="00315b3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05" style:family="text">
      <style:text-properties style:use-window-font-color="true" loext:opacity="0%" style:font-name="Linux Libertine S.O.Cist.:onum" fo:font-size="11pt" fo:language="cs" fo:country="CZ" fo:font-weight="bold" officeooo:rsid="00239fa9" style:letter-kerning="true" style:font-name-asian="Songti SC" style:font-size-asian="11pt" style:language-asian="zh" style:country-asian="CN" style:font-weight-asian="bold" style:font-name-complex="Arial Unicode MS" style:font-size-complex="11pt" style:language-complex="hi" style:country-complex="IN" style:font-weight-complex="bold"/>
    </style:style>
    <style:style style:name="T106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107" style:family="text">
      <style:text-properties style:use-window-font-color="true" loext:opacity="0%" style:font-name="Linux Libertine S.O.Cist.:onum" fo:font-size="11pt" officeooo:rsid="00294ddc" style:letter-kerning="true" style:font-name-asian="Songti SC" style:font-size-asian="11pt" style:font-name-complex="Arial Unicode MS" style:font-size-complex="11pt"/>
    </style:style>
    <style:style style:name="T108" style:family="text">
      <style:text-properties style:use-window-font-color="true" loext:opacity="0%" style:font-name="Linux Libertine S.O.Cist.:onum" fo:font-size="11pt" officeooo:rsid="0029dc43" style:letter-kerning="true" style:font-name-asian="Songti SC" style:font-size-asian="11pt" style:font-name-complex="Arial Unicode MS" style:font-size-complex="11pt"/>
    </style:style>
    <style:style style:name="T109" style:family="text">
      <style:text-properties style:use-window-font-color="true" loext:opacity="0%" style:font-name="Linux Libertine S.O.Cist.:onum" fo:font-size="11pt" officeooo:rsid="002bade3" style:letter-kerning="true" style:font-name-asian="Songti SC" style:font-size-asian="11pt" style:font-name-complex="Arial Unicode MS" style:font-size-complex="11pt"/>
    </style:style>
    <style:style style:name="T110" style:family="text">
      <style:text-properties style:use-window-font-color="true" loext:opacity="0%" style:font-name="Linux Libertine S.O.Cist.:onum" fo:font-size="11pt" officeooo:rsid="002c3f1e" style:letter-kerning="true" style:font-name-asian="Songti SC" style:font-size-asian="11pt" style:font-name-complex="Arial Unicode MS" style:font-size-complex="11pt"/>
    </style:style>
    <style:style style:name="T111" style:family="text">
      <style:text-properties style:use-window-font-color="true" loext:opacity="0%" style:font-name="Linux Libertine S.O.Cist.:onum" fo:font-size="11pt" officeooo:rsid="002c40c4" style:letter-kerning="true" style:font-name-asian="Songti SC" style:font-size-asian="11pt" style:font-name-complex="Arial Unicode MS" style:font-size-complex="11pt"/>
    </style:style>
    <style:style style:name="T112" style:family="text">
      <style:text-properties style:use-window-font-color="true" loext:opacity="0%" style:font-name="Linux Libertine S.O.Cist.:onum" fo:font-size="11pt" officeooo:rsid="002d5d28" style:letter-kerning="true" style:font-name-asian="Songti SC" style:font-size-asian="11pt" style:font-name-complex="Arial Unicode MS" style:font-size-complex="11pt"/>
    </style:style>
    <style:style style:name="T113" style:family="text">
      <style:text-properties style:use-window-font-color="true" loext:opacity="0%" style:font-name="Linux Libertine S.O.Cist.:onum" fo:font-size="11pt" officeooo:rsid="002d84b1" style:letter-kerning="true" style:font-name-asian="Songti SC" style:font-size-asian="11pt" style:font-name-complex="Arial Unicode MS" style:font-size-complex="11pt"/>
    </style:style>
    <style:style style:name="T114" style:family="text">
      <style:text-properties style:use-window-font-color="true" loext:opacity="0%" style:font-name="Linux Libertine S.O.Cist.:onum" fo:font-size="11pt" officeooo:rsid="002f100e" style:letter-kerning="true" style:font-name-asian="Songti SC" style:font-size-asian="11pt" style:font-name-complex="Arial Unicode MS" style:font-size-complex="11pt"/>
    </style:style>
    <style:style style:name="T115" style:family="text">
      <style:text-properties style:use-window-font-color="true" loext:opacity="0%" style:font-name="Linux Libertine S.O.Cist.:onum" fo:font-size="11pt" officeooo:rsid="0033f914" style:letter-kerning="true" style:font-name-asian="Songti SC" style:font-size-asian="11pt" style:font-name-complex="Arial Unicode MS" style:font-size-complex="11pt"/>
    </style:style>
    <style:style style:name="T116" style:family="text">
      <style:text-properties style:use-window-font-color="true" loext:opacity="0%" style:font-name="Linux Libertine S.O.Cist.:onum" fo:font-size="11pt" officeooo:rsid="00358e0a" style:letter-kerning="true" style:font-name-asian="Songti SC" style:font-size-asian="11pt" style:font-name-complex="Arial Unicode MS" style:font-size-complex="11pt"/>
    </style:style>
    <style:style style:name="T117" style:family="text">
      <style:text-properties style:use-window-font-color="true" loext:opacity="0%" style:font-name="Linux Libertine S.O.Cist.:onum" fo:font-size="11pt" officeooo:rsid="00359283" style:letter-kerning="true" style:font-name-asian="Songti SC" style:font-size-asian="11pt" style:font-name-complex="Arial Unicode MS" style:font-size-complex="11pt"/>
    </style:style>
    <style:style style:name="T118" style:family="text">
      <style:text-properties style:use-window-font-color="true" loext:opacity="0%" style:font-name="Linux Libertine S.O.Cist.:onum" fo:font-size="11pt" officeooo:rsid="00373291" style:letter-kerning="true" style:font-name-asian="Songti SC" style:font-size-asian="11pt" style:font-name-complex="Arial Unicode MS" style:font-size-complex="11pt"/>
    </style:style>
    <style:style style:name="T119" style:family="text">
      <style:text-properties style:use-window-font-color="true" loext:opacity="0%" style:font-name="Linux Libertine S.O.Cist.:onum" fo:font-size="11pt" officeooo:rsid="0033804c" style:letter-kerning="true" style:font-name-asian="Songti SC" style:font-size-asian="11pt" style:font-name-complex="Arial Unicode MS" style:font-size-complex="11pt"/>
    </style:style>
    <style:style style:name="T120" style:family="text">
      <style:text-properties style:use-window-font-color="true" loext:opacity="0%" style:font-name="Linux Libertine S.O.Cist.:onum" fo:font-size="11pt" fo:language="fr" fo:country="FR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1" style:family="text">
      <style:text-properties style:use-window-font-color="true" loext:opacity="0%" style:font-name="Linux Libertine S.O.Cist.:onum" fo:font-size="11pt" fo:language="fr" fo:country="FR" officeooo:rsid="00358e0a" style:letter-kerning="true" style:font-name-asian="Songti SC" style:font-size-asian="11pt" style:font-name-complex="Arial Unicode MS" style:font-size-complex="11pt"/>
    </style:style>
    <style:style style:name="T122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23" style:family="text">
      <style:text-properties style:use-window-font-color="true" loext:opacity="0%" style:font-name="Linux Libertine S.O.Cist.:onum" fo:font-size="11pt" fo:font-weight="bold" officeooo:rsid="00294dd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24" style:family="text">
      <style:text-properties style:use-window-font-color="true" loext:opacity="0%" style:font-name="Linux Libertine S.O.Cist.:onum" fo:font-size="11pt" fo:font-weight="bold" officeooo:rsid="0033804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25" style:family="text">
      <style:text-properties style:use-window-font-color="true" loext:opacity="0%" style:font-name="Linux Libertine S.O.Cist.:onum" fo:font-size="11pt" fo:font-style="italic" officeooo:rsid="002bade3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26" style:family="text">
      <style:text-properties style:use-window-font-color="true" loext:opacity="0%" style:font-name="Linux Libertine S.O.Cist.:onum" fo:font-size="11pt" fo:font-style="italic" officeooo:rsid="002c40c4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27" style:family="text">
      <style:text-properties style:use-window-font-color="true" loext:opacity="0%" style:font-name="Linux Libertine S.O.Cist.:onum" fo:font-size="11pt" fo:font-style="normal" officeooo:rsid="002c40c4" style:letter-kerning="true" style:font-name-asian="Songti SC" style:font-size-asian="11pt" style:font-style-asian="normal" style:font-name-complex="Arial Unicode MS" style:font-size-complex="11pt" style:font-style-complex="normal"/>
    </style:style>
    <style:style style:name="T128" style:family="text">
      <style:text-properties style:use-window-font-color="true" loext:opacity="0%" style:font-name="Linux Libertine S.O.Cist.:onum" fo:font-size="11pt" fo:language="pt" fo:country="PT" officeooo:rsid="002d5d28" style:letter-kerning="true" style:font-name-asian="Songti SC" style:font-size-asian="11pt" style:font-name-complex="Arial Unicode MS" style:font-size-complex="11pt"/>
    </style:style>
    <style:style style:name="T129" style:family="text">
      <style:text-properties style:use-window-font-color="true" loext:opacity="0%" style:font-name="Linux Libertine S.O.Cist.:onum" fo:font-size="10pt" fo:language="pt" fo:country="PT" fo:font-style="italic" officeooo:rsid="002d5d28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0" style:family="text">
      <style:text-properties style:use-window-font-color="true" loext:opacity="0%" fo:language="fr" fo:country="FR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31" style:family="text">
      <style:text-properties style:use-window-font-color="true" loext:opacity="0%" fo:language="fr" fo:country="FR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132" style:family="text">
      <style:text-properties style:use-window-font-color="true" loext:opacity="0%" fo:language="fr" fo:country="FR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133" style:family="text">
      <style:text-properties style:use-window-font-color="true" loext:opacity="0%" style:text-position="super 58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34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135" style:family="text">
      <style:text-properties style:use-window-font-color="true" loext:opacity="0%" style:font-name="Bookman BT S.O.Cist.:onum" fo:font-size="11pt" officeooo:rsid="00294ddc" style:letter-kerning="true" style:font-name-asian="Songti SC" style:font-size-asian="11pt" style:font-name-complex="Arial Unicode MS" style:font-size-complex="11pt"/>
    </style:style>
    <style:style style:name="T136" style:family="text">
      <style:text-properties style:use-window-font-color="true" loext:opacity="0%" style:font-name="Bookman BT S.O.Cist.:onum" fo:font-size="11pt" officeooo:rsid="002c40c4" style:letter-kerning="true" style:font-name-asian="Songti SC" style:font-size-asian="11pt" style:font-name-complex="Arial Unicode MS" style:font-size-complex="11pt"/>
    </style:style>
    <style:style style:name="T137" style:family="text">
      <style:text-properties style:use-window-font-color="true" loext:opacity="0%" style:font-name="Bookman BT S.O.Cist.:onum" fo:font-size="11pt" officeooo:rsid="0033804c" style:letter-kerning="true" style:font-name-asian="Songti SC" style:font-size-asian="11pt" style:font-name-complex="Arial Unicode MS" style:font-size-complex="11pt"/>
    </style:style>
    <style:style style:name="T138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139" style:family="text">
      <style:text-properties style:use-window-font-color="true" loext:opacity="0%" fo:language="cs" fo:country="CZ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140" style:family="text">
      <style:text-properties style:use-window-font-color="true" loext:opacity="0%" fo:font-weight="normal" officeooo:rsid="002fc825" style:letter-kerning="true" style:font-name-asian="Songti SC" style:language-asian="zh" style:country-asian="CN" style:font-weight-asian="normal" style:font-name-complex="Arial Unicode MS" style:language-complex="hi" style:country-complex="IN" style:font-weight-complex="normal"/>
    </style:style>
    <style:style style:name="T141" style:family="text">
      <style:text-properties fo:language="en" fo:country="US" fo:font-style="italic" style:language-asian="zh" style:country-asian="CN" style:font-style-asian="italic" style:language-complex="hi" style:country-complex="IN" style:font-style-complex="italic"/>
    </style:style>
    <style:style style:name="T142" style:family="text">
      <style:text-properties fo:language="en" fo:country="US" style:language-asian="zh" style:country-asian="CN" style:language-complex="hi" style:country-complex="IN"/>
    </style:style>
    <style:style style:name="T143" style:family="text">
      <style:text-properties fo:language="en" fo:country="US" officeooo:rsid="001f57ae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fo:font-style="normal" officeooo:rsid="002c40c4" style:font-style-asian="normal" style:font-style-complex="normal"/>
    </style:style>
    <style:style style:name="T146" style:family="text">
      <style:text-properties fo:font-size="8pt" fo:font-style="normal" style:font-size-asian="8pt" style:font-style-asian="normal" style:font-size-complex="10pt" style:font-style-complex="normal"/>
    </style:style>
    <style:style style:name="T147" style:family="text">
      <style:text-properties fo:font-size="8pt" officeooo:rsid="00239fa9" style:font-size-asian="10pt" style:font-size-complex="10pt"/>
    </style:style>
    <style:style style:name="T148" style:family="text">
      <style:text-properties fo:font-size="8pt" officeooo:rsid="002d5d28" style:font-size-asian="10pt" style:font-size-complex="10pt"/>
    </style:style>
    <style:style style:name="T149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150" style:family="text">
      <style:text-properties fo:language="es" fo:country="ES"/>
    </style:style>
    <style:style style:name="T151" style:family="text">
      <style:text-properties fo:language="es" fo:country="ES" fo:font-weight="bold" style:font-weight-asian="bold" style:font-weight-complex="bold"/>
    </style:style>
    <style:style style:name="T152" style:family="text">
      <style:text-properties style:font-name="Liberation Sans" fo:language="cs" fo:country="CZ"/>
    </style:style>
    <style:style style:name="T153" style:family="text">
      <style:text-properties style:font-name="Liberation Sans" fo:font-size="9pt" fo:language="es" fo:country="ES" style:font-size-asian="9pt" style:font-size-complex="9pt"/>
    </style:style>
    <style:style style:name="T154" style:family="text">
      <style:text-properties fo:color="#373637" loext:opacity="100%" fo:language="cs" fo:country="CZ"/>
    </style:style>
    <style:style style:name="T155" style:family="text">
      <style:text-properties fo:font-weight="normal" style:font-weight-asian="normal" style:font-weight-complex="normal"/>
    </style:style>
    <style:style style:name="T156" style:family="text">
      <style:text-properties fo:font-weight="normal" style:language-asian="zh" style:country-asian="CN" style:font-weight-asian="normal" style:language-complex="hi" style:country-complex="IN" style:font-weight-complex="normal"/>
    </style:style>
    <style:style style:name="T157" style:family="text">
      <style:text-properties fo:font-weight="normal" officeooo:rsid="002fc825" style:language-asian="zh" style:country-asian="CN" style:font-weight-asian="normal" style:language-complex="hi" style:country-complex="IN" style:font-weight-complex="normal"/>
    </style:style>
    <style:style style:name="T158" style:family="text">
      <style:text-properties fo:background-color="transparent" loext:char-shading-value="0" style:language-asian="zh" style:country-asian="CN" style:language-complex="hi" style:country-complex="IN"/>
    </style:style>
    <style:style style:name="T159" style:family="text">
      <style:text-properties style:language-asian="zh" style:country-asian="CN" style:language-complex="hi" style:country-complex="IN"/>
    </style:style>
    <style:style style:name="T160" style:family="text">
      <style:text-properties officeooo:rsid="00239fa9" style:language-asian="zh" style:country-asian="CN" style:language-complex="hi" style:country-complex="IN"/>
    </style:style>
    <style:style style:name="T161" style:family="text">
      <style:text-properties officeooo:rsid="002f100e" style:language-asian="zh" style:country-asian="CN" style:language-complex="hi" style:country-complex="IN"/>
    </style:style>
    <style:style style:name="T162" style:family="text">
      <style:text-properties fo:color="#000000" loext:opacity="100%" style:letter-kerning="true" fo:background-color="transparent" loext:char-shading-value="0" style:font-name-asian="Songti SC" style:language-asian="zh" style:country-asian="CN" style:font-name-complex="Arial Unicode MS" style:language-complex="hi" style:country-complex="IN"/>
    </style:style>
    <style:style style:name="T163" style:family="text">
      <style:text-properties style:font-name-asian="Songti SC" style:language-asian="zh" style:country-asian="CN" style:font-name-complex="Arial Unicode MS" style:language-complex="hi" style:country-complex="IN"/>
    </style:style>
    <style:style style:name="T164" style:family="text">
      <style:text-properties officeooo:rsid="001eb9ef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officeooo:rsid="001eb9ef" style:font-weight-asian="bold" style:font-weight-complex="bold"/>
    </style:style>
    <style:style style:name="T167" style:family="text">
      <style:text-properties fo:font-weight="bold" officeooo:rsid="00294ddc" style:font-weight-asian="bold" style:font-weight-complex="bold"/>
    </style:style>
    <style:style style:name="T168" style:family="text">
      <style:text-properties fo:font-weight="bold" officeooo:rsid="0033f914" style:font-weight-asian="bold" style:font-weight-complex="bold"/>
    </style:style>
    <style:style style:name="T169" style:family="text">
      <style:text-properties officeooo:rsid="001f45c4"/>
    </style:style>
    <style:style style:name="T170" style:family="text">
      <style:text-properties officeooo:rsid="001f57ae"/>
    </style:style>
    <style:style style:name="T171" style:family="text">
      <style:text-properties officeooo:rsid="0020f1ae"/>
    </style:style>
    <style:style style:name="T172" style:family="text">
      <style:text-properties style:text-position="super 58%" fo:font-weight="bold" officeooo:rsid="00294ddc" style:font-weight-asian="bold" style:font-weight-complex="bold"/>
    </style:style>
    <style:style style:name="T173" style:family="text">
      <style:text-properties officeooo:rsid="00239fa9"/>
    </style:style>
    <style:style style:name="T174" style:family="text">
      <style:text-properties officeooo:rsid="0024a50c"/>
    </style:style>
    <style:style style:name="T175" style:family="text">
      <style:text-properties officeooo:rsid="00290ed9"/>
    </style:style>
    <style:style style:name="T176" style:family="text">
      <style:text-properties fo:language="it" fo:country="IT" fo:font-style="italic" style:language-asian="zh" style:country-asian="CN" style:font-style-asian="italic" style:language-complex="hi" style:country-complex="IN" style:font-style-complex="italic"/>
    </style:style>
    <style:style style:name="T177" style:family="text">
      <style:text-properties fo:language="it" fo:country="IT" fo:font-style="italic" officeooo:rsid="001f57ae" style:language-asian="zh" style:country-asian="CN" style:font-style-asian="italic" style:language-complex="hi" style:country-complex="IN" style:font-style-complex="italic"/>
    </style:style>
    <style:style style:name="T178" style:family="text">
      <style:text-properties fo:language="it" fo:country="IT" fo:font-style="italic" officeooo:rsid="001f45c4" style:font-style-asian="italic" style:font-style-complex="italic"/>
    </style:style>
    <style:style style:name="T179" style:family="text">
      <style:text-properties fo:language="it" fo:country="IT" fo:font-style="italic" officeooo:rsid="001f57ae" style:font-style-asian="italic" style:font-style-complex="italic"/>
    </style:style>
    <style:style style:name="T180" style:family="text">
      <style:text-properties officeooo:rsid="00294ddc"/>
    </style:style>
    <style:style style:name="T181" style:family="text">
      <style:text-properties officeooo:rsid="0029dc43"/>
    </style:style>
    <style:style style:name="T182" style:family="text">
      <style:text-properties officeooo:rsid="002bade3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style:font-name-asian="Songti SC" style:language-asian="zh" style:country-asian="CN" style:font-name-complex="Arial Unicode MS" style:language-complex="hi" style:country-complex="IN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fo:letter-spacing="normal" fo:language="de" fo:country="DE" fo:font-style="italic" style:text-underline-style="none" fo:font-weight="normal" style:letter-kerning="true" style:text-blinking="false" style:font-name-asian="Songti SC" style:language-asian="zh" style:country-asian="CN" style:font-style-asian="italic" style:font-name-complex="Arial Unicode MS" style:language-complex="hi" style:country-complex="IN" style:font-style-complex="italic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inux Libertine S.O.Cist." fo:font-size="10pt" fo:letter-spacing="normal" fo:language="cs" fo:country="CZ" fo:font-style="normal" style:text-underline-style="none" fo:font-weight="normal" style:letter-kerning="true" style:text-blinking="false" style:font-name-asian="Songti SC" style:font-size-asian="10pt" style:language-asian="zh" style:country-asian="CN" style:font-name-complex="Arial Unicode MS" style:font-size-complex="10pt" style:language-complex="hi" style:country-complex="IN" loext:padding="0in" loext:border="none"/>
    </style:style>
    <style:style style:name="T186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font-name-complex="Arial Unicode MS"/>
    </style:style>
    <style:style style:name="T187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188" style:family="text">
      <style:text-properties officeooo:rsid="002c3f1e"/>
    </style:style>
    <style:style style:name="T189" style:family="text">
      <style:text-properties officeooo:rsid="002c40c4"/>
    </style:style>
    <style:style style:name="T190" style:family="text">
      <style:text-properties officeooo:rsid="002d5d28"/>
    </style:style>
    <style:style style:name="T191" style:family="text">
      <style:text-properties officeooo:rsid="002d84b1"/>
    </style:style>
    <style:style style:name="T192" style:family="text">
      <style:text-properties officeooo:rsid="002f100e"/>
    </style:style>
    <style:style style:name="T193" style:family="text">
      <style:text-properties fo:language="en" fo:country="GB" style:language-asian="zh" style:country-asian="CN" style:language-complex="hi" style:country-complex="IN"/>
    </style:style>
    <style:style style:name="T194" style:family="text">
      <style:text-properties fo:language="en" fo:country="GB" fo:font-style="italic" style:language-asian="zh" style:country-asian="CN" style:font-style-asian="italic" style:language-complex="hi" style:country-complex="IN" style:font-style-complex="italic"/>
    </style:style>
    <style:style style:name="T195" style:family="text">
      <style:text-properties officeooo:rsid="002fc825"/>
    </style:style>
    <style:style style:name="T196" style:family="text">
      <style:text-properties officeooo:rsid="00309aa6"/>
    </style:style>
    <style:style style:name="T197" style:family="text">
      <style:text-properties officeooo:rsid="00315b3c"/>
    </style:style>
    <style:style style:name="T198" style:family="text">
      <style:text-properties officeooo:rsid="0033f914"/>
    </style:style>
    <style:style style:name="T199" style:family="text">
      <style:text-properties officeooo:rsid="00358e0a"/>
    </style:style>
    <style:style style:name="T200" style:family="text">
      <style:text-properties officeooo:rsid="00359283"/>
    </style:style>
    <style:style style:name="T201" style:family="text">
      <style:text-properties officeooo:rsid="003380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11. <text:span text:style-name="T164">června</text:span>.</text:p>
      <text:p text:style-name="P6"><text:span text:style-name="T164">Narození</text:span><text:span text:style-name="T41"> pro nebe</text:span><text:span text:style-name="T40"> </text:span>S<text:span text:style-name="T164">vaté</text:span> Al<text:span text:style-name="T164">ice</text:span>,<text:note text:id="ftn25" text:note-class="footnote"><text:note-citation>1</text:note-citation><text:note-body><text:p text:style-name="P1"><text:span text:style-name="Menologium_20_-_20_commentarium">Svatá Alice z Schaerbeeku, (holandsky </text:span><text:span text:style-name="Menologium_20_-_20_commentarium"><text:span text:style-name="T40">Aleydis</text:span></text:span><text:span text:style-name="Menologium_20_-_20_commentarium">, francouzsky </text:span><text:span text:style-name="Menologium_20_-_20_commentarium"><text:span text:style-name="T40">Alix</text:span></text:span><text:span text:style-name="Menologium_20_-_20_commentarium">), zemřela 11. června 1250.</text:span></text:p></text:note-body></text:note> <text:span text:style-name="T164">jejíž svátek slavíme zítra</text:span>.</text:p>
      <text:p text:style-name="P6"><text:span text:style-name="T164">V Itálii, roku </text:span>1248, <text:span text:style-name="T165">b</text:span><text:span text:style-name="T166">lahoslavený </text:span><text:span text:style-name="T165">Placidus </text:span><text:span text:style-name="T166">ze </text:span><text:span text:style-name="T165">Rhod</text:span><text:span text:style-name="T166">u</text:span>.<text:note text:id="ftn26" text:note-class="footnote"><text:note-citation>2</text:note-citation><text:note-body><text:p text:style-name="P1"><text:span text:style-name="Menologium_20_-_20_commentarium">Rhodos, ostrov u Malé Asie při pobřeží jižního Turecka.</text:span></text:p></text:note-body></text:note> <text:span text:style-name="T164">Od nejútlejšího dětství měl důstojné srdce starce</text:span>, <text:span text:style-name="T164">vynikal ve zbožnosti i lásce</text:span>, <text:span text:style-name="T175">a </text:span><text:span text:style-name="T164">když si jako mladík zvolil poustevnický život</text:span>, <text:span text:style-name="T169">žil v nejvyšší přísnosti, podmaňoval si své tělo</text:span>, <text:span text:style-name="T175">a </text:span>p<text:span text:style-name="T169">o třicet sedm let spal střídmě a pouze vsedě či vestoje</text:span>. Pro <text:span text:style-name="T169">učedníky, kteří se k němu hrnuli, postavil klášter Svatého Ducha </text:span><text:span text:style-name="T170">v</text:span><text:span text:style-name="T169"> </text:span><text:span text:style-name="T178">O</text:span><text:span text:style-name="T179">cre</text:span><text:span text:style-name="T169"><text:note text:id="ftn27" text:note-class="footnote"><text:note-citation>3</text:note-citation><text:note-body><text:p text:style-name="P2"><text:span text:style-name="Menologium_20_-_20_commentarium"><text:span text:style-name="T40">Ocra</text:span></text:span><text:span text:style-name="Menologium_20_-_20_commentarium">, </text:span><text:span text:style-name="Menologium_20_-_20_commentarium"><text:span text:style-name="T170">nyní </text:span></text:span><text:span text:style-name="Menologium_20_-_20_commentarium"><text:span text:style-name="T177">Ocre</text:span></text:span><text:span text:style-name="Menologium_20_-_20_commentarium"><text:span text:style-name="T170">, je město v jižní Itálii, v provincii </text:span></text:span><text:span text:style-name="Menologium_20_-_20_commentarium"><text:span text:style-name="T177">L’Aquila (Abruzzo)</text:span></text:span><text:span text:style-name="Menologium_20_-_20_commentarium"><text:span text:style-name="T170">. Klášter byl založen v roce 1226, od roku 1248 až do zrušení v roce 1692 byl pak cisterciácký.</text:span></text:span></text:p></text:note-body></text:note></text:span><text:span text:style-name="T169"> </text:span><text:span text:style-name="T171">[</text:span><text:span text:style-name="Menologium_20_-_20_pronuntiatio"><text:span text:style-name="T171">okre</text:span></text:span><text:span text:style-name="T171">], </text:span><text:span text:style-name="T170">jenž před svou smrtí svěřil do rukou Opata kláštera </text:span><text:span text:style-name="T179">Casanova</text:span><text:span text:style-name="T170"><text:note text:id="ftn28" text:note-class="footnote"><text:note-citation>4</text:note-citation><text:note-body><text:p text:style-name="P3"><text:span text:style-name="Menologium_20_-_20_commentarium">Opatství Panny Marie v </text:span><text:span text:style-name="Menologium_20_-_20_commentarium"><text:span text:style-name="T176">Casanova</text:span></text:span><text:span text:style-name="Menologium_20_-_20_commentarium">, Cisterciácký klášter ve městě </text:span><text:span text:style-name="Menologium_20_-_20_commentarium"><text:span text:style-name="T176">Villa</text:span></text:span><text:span text:style-name="Menologium_20_-_20_commentarium"> </text:span><text:span text:style-name="Menologium_20_-_20_commentarium"><text:span text:style-name="T176">Celiera</text:span></text:span><text:span text:style-name="Menologium_20_-_20_commentarium"> v provincii </text:span><text:span text:style-name="Menologium_20_-_20_commentarium"><text:span text:style-name="T176">Pescara</text:span></text:span><text:span text:style-name="Menologium_20_-_20_commentarium"> (</text:span><text:span text:style-name="Menologium_20_-_20_commentarium"><text:span text:style-name="T176">Abruzzo</text:span></text:span><text:span text:style-name="Menologium_20_-_20_commentarium">) v jižní Itálii. Založeno v roce 1191 z </text:span><text:span text:style-name="Menologium_20_-_20_commentarium"><text:span text:style-name="T176">Tre</text:span></text:span><text:span text:style-name="Menologium_20_-_20_commentarium"> </text:span><text:span text:style-name="Menologium_20_-_20_commentarium"><text:span text:style-name="T176">Fontane</text:span></text:span><text:span text:style-name="Menologium_20_-_20_commentarium"> v Římě, zrušeno v roce 1807.</text:span></text:p></text:note-body></text:note></text:span><text:span text:style-name="T170"> </text:span><text:span text:style-name="T143">[</text:span><text:span text:style-name="Menologium_20_-_20_pronuntiatio"><text:span text:style-name="T170">káza nóva</text:span></text:span><text:span text:style-name="T143">]</text:span>, <text:span text:style-name="T170">aby byl pod Řeholí svatého Benedikta, pod ustanoveními Cisterciáckého Řádu</text:span>. (Hag., n. 160).</text:p>
      <text:p text:style-name="P44"><text:span text:style-name="T29">V kl</text:span><text:span text:style-name="T94">ášteře Neposkvrněného Početí Panny Marie </text:span><text:span text:style-name="T95">ve městě </text:span><text:span text:style-name="T120">Laval</text:span><text:span text:style-name="T95">,</text:span><text:span text:style-name="T133"><text:note-ref text:note-class="footnote" text:reference-format="text" text:ref-name="ftn0">15</text:note-ref></text:span><text:span text:style-name="T95"> na svátek svaté Lutgardy v roce </text:span><text:span text:style-name="T28">1911, </text:span><text:span text:style-name="T30">do nebe zam</text:span><text:span text:style-name="T96">ířila mladá mniška </text:span><text:span text:style-name="T17">Maria </text:span><text:span text:style-name="T18">od Vt</text:span><text:span text:style-name="T105">ělení</text:span><text:span text:style-name="T28"><text:note text:id="ftn29" text:note-class="footnote"><text:note-citation>5</text:note-citation><text:note-body><text:p text:style-name="Footnote"><text:span text:style-name="Menologium_20_-_20_commentarium"><text:span text:style-name="T147">Orig.</text:span></text:span><text:span text:style-name="Menologium_20_-_20_commentarium"><text:span text:style-name="T173"> </text:span></text:span><text:span text:style-name="Menologium_20_-_20_commentarium"><text:span text:style-name="T8">Maria ab Incarnatione </text:span></text:span><text:span text:style-name="Menologium_20_-_20_commentarium"><text:span text:style-name="T51">de la Tour d’Auvergne.</text:span></text:span><text:span text:style-name="Menologium_20_-_20_commentarium"><text:span text:style-name="T50"> </text:span></text:span></text:p></text:note-body></text:note></text:span><text:span text:style-name="T28"> </text:span><text:span text:style-name="T51">de la Tour d’Auvergne</text:span><text:span text:style-name="T28"><text:note text:id="ftn30" text:note-class="footnote"><text:note-citation>6</text:note-citation><text:note-body><text:p text:style-name="Footnote"><text:span text:style-name="Menologium_20_-_20_commentarium">“</text:span><text:span text:style-name="Menologium_20_-_20_commentarium"><text:span text:style-name="T49">L</text:span></text:span><text:span text:style-name="Menologium_20_-_20_commentarium"><text:span text:style-name="T48">a Tour d’Auvergne</text:span></text:span><text:span text:style-name="Menologium_20_-_20_commentarium">” </text:span><text:span text:style-name="Menologium_20_-_20_commentarium"><text:span text:style-name="T174">byl/</text:span></text:span><text:span text:style-name="Menologium_20_-_20_commentarium"><text:span text:style-name="T173">je francouzsk</text:span></text:span><text:span text:style-name="Menologium_20_-_20_commentarium"><text:span text:style-name="T75">ý šlechtický rod </text:span></text:span><text:span text:style-name="Menologium_20_-_20_commentarium"><text:span text:style-name="T76">z </text:span></text:span><text:span text:style-name="Menologium_20_-_20_commentarium"><text:span text:style-name="T131">Auvergne</text:span></text:span><text:span text:style-name="Menologium_20_-_20_commentarium"><text:span text:style-name="T76"> a </text:span></text:span><text:span text:style-name="Menologium_20_-_20_commentarium"><text:span text:style-name="T131">Boulogne</text:span></text:span><text:span text:style-name="Menologium_20_-_20_commentarium"><text:span text:style-name="T76">.</text:span></text:span></text:p></text:note-body></text:note></text:span><text:span text:style-name="T28"> </text:span><text:span text:style-name="T30">[</text:span><text:span text:style-name="Menologium_20_-_20_pronuntiatio"><text:span text:style-name="T160">de la t</text:span></text:span><text:span text:style-name="Menologium_20_-_20_pronuntiatio"><text:span text:style-name="T75">ůr d’overň</text:span></text:span><text:span text:style-name="T30">]</text:span><text:span text:style-name="T28">. </text:span><text:span text:style-name="T31">Jej</text:span><text:span text:style-name="T97">í předobrá matka, jež všechny své děti z </text:span><text:span text:style-name="T99">hloubi </text:span><text:span text:style-name="T97">své duše nabídla Bohu, aby je přijal pro sebe</text:span><text:span text:style-name="T28">, </text:span><text:span text:style-name="T31">j</text:span><text:span text:style-name="T97">í byla příkladem zbožnosti i jedinečné lásky k chudým</text:span><text:span text:style-name="T28">. </text:span><text:span text:style-name="T31">Ona sama v</text:span><text:span text:style-name="T97">šak svou nepoddajnou povahu krotila vůlí i modlitbou</text:span><text:span text:style-name="T28">, </text:span><text:span text:style-name="T31">nem</text:span><text:span text:style-name="T97">álo podporována vzpomínkou na svou převelice zbožnou matku</text:span><text:span text:style-name="T28">. </text:span><text:span text:style-name="T32">Av</text:span><text:span text:style-name="T98">šak pod ochranou Sestry Terezie od Dítěte Ježíše</text:span><text:span text:style-name="T28">, </text:span><text:span text:style-name="T32">je</text:span><text:span text:style-name="T98">ž </text:span><text:span text:style-name="T32">v tu dobu je</text:span><text:span text:style-name="T98">ště nebyla ani prohlášena za svatou</text:span><text:span text:style-name="T28">, </text:span><text:span text:style-name="T93">šť</text:span><text:span text:style-name="T98">astně zvítězila nad velikými obtížemi, které jí bránily </text:span><text:span text:style-name="T99">v</text:span><text:span text:style-name="T98"> přij</text:span><text:span text:style-name="T99">etí</text:span><text:span text:style-name="T98"> do kláštera</text:span><text:span text:style-name="T28">, </text:span><text:span text:style-name="T32">a na jej</text:span><text:span text:style-name="T98">í přímluvu se začala zdobit ctnostmi, které si do té doby mohla jen přát</text:span><text:span text:style-name="T28">. </text:span><text:span text:style-name="T32">A v touze n</text:span><text:span text:style-name="T98">ásledovat příklad této nové Patronky</text:span><text:span text:style-name="T28">, </text:span><text:span text:style-name="T32">kdy</text:span><text:span text:style-name="T98">ž skrze ni nahromadila milosti</text:span><text:span text:style-name="T28">, </text:span><text:span text:style-name="T32">stejn</text:span><text:span text:style-name="T98">ě jako ona si u Boha vyprosila, aby svou Patronku mohla napodobit i ve smrti</text:span><text:span text:style-name="T28">. (Hag., n.764).</text:span></text:p>
      <text:p text:style-name="P11"/>
      <text:p text:style-name="P37">12. <text:span text:style-name="T134">č</text:span><text:span text:style-name="T135">ervna</text:span>.</text:p>
      <text:p text:style-name="P6"><text:soft-page-break/><text:span text:style-name="T180">Sv</text:span><text:span text:style-name="T107">átek</text:span> <text:span text:style-name="T165">s</text:span><text:span text:style-name="T167">vat</text:span><text:span text:style-name="T123">é</text:span><text:span text:style-name="T165"> Al</text:span><text:span text:style-name="T167">ice</text:span><text:span text:style-name="T172"><text:note-ref text:note-class="footnote" text:reference-format="text" text:ref-name="ftn25">1</text:note-ref></text:span> <text:span text:style-name="T180">z Schaerbeek</text:span><text:span text:style-name="T42">u</text:span><text:span text:style-name="T180"> </text:span><text:span text:style-name="T188">[</text:span><text:span text:style-name="Menologium_20_-_20_pronuntiatio"><text:span text:style-name="T188">skarbek</text:span></text:span><text:span text:style-name="Menologium_20_-_20_pronuntiatio"><text:span text:style-name="T43">u</text:span></text:span><text:span text:style-name="T188">]</text:span>, <text:span text:style-name="T180">mni</text:span><text:span text:style-name="T107">šk</text:span><text:span text:style-name="T110">y</text:span><text:span text:style-name="T107"> kláštera Komůrky Panny Marie u Bruselu</text:span>.<text:note text:id="ftn31" text:note-class="footnote"><text:note-citation>7</text:note-citation><text:note-body><text:p text:style-name="P30"><text:span text:style-name="Menologium_20_-_20_commentarium"><text:span text:style-name="T6">Camera B. M. apud Bruxellas</text:span></text:span><text:span text:style-name="Menologium_20_-_20_commentarium">. B</text:span><text:span text:style-name="Menologium_20_-_20_commentarium"><text:span text:style-name="T54">ý</text:span></text:span><text:span text:style-name="Menologium_20_-_20_commentarium"><text:span text:style-name="T74">val</text:span></text:span><text:span text:style-name="Menologium_20_-_20_commentarium"><text:span text:style-name="T54">ý</text:span></text:span><text:span text:style-name="Menologium_20_-_20_commentarium"><text:span text:style-name="T74"> kl</text:span></text:span><text:span text:style-name="Menologium_20_-_20_commentarium"><text:span text:style-name="T54">áš</text:span></text:span><text:span text:style-name="Menologium_20_-_20_commentarium"><text:span text:style-name="T74">ter Cistercia</text:span></text:span><text:span text:style-name="Menologium_20_-_20_commentarium"><text:span text:style-name="T54">č</text:span></text:span><text:span text:style-name="Menologium_20_-_20_commentarium"><text:span text:style-name="T74">e</text:span></text:span><text:span text:style-name="Menologium_20_-_20_commentarium"><text:span text:style-name="T54">k u Bruselu. </text:span></text:span><text:span text:style-name="Menologium_20_-_20_commentarium"><text:span text:style-name="T72">Fr</text:span></text:span><text:span text:style-name="Menologium_20_-_20_commentarium"><text:span text:style-name="T73">ancouzsky</text:span></text:span><text:span text:style-name="Menologium_20_-_20_commentarium"><text:span text:style-name="T54"> </text:span></text:span><text:span text:style-name="Menologium_20_-_20_commentarium"><text:span text:style-name="T60">Abbaye de La Cambre</text:span></text:span><text:span text:style-name="Menologium_20_-_20_commentarium"><text:span text:style-name="T54">, </text:span></text:span><text:span text:style-name="Menologium_20_-_20_commentarium"><text:span text:style-name="T73">holandsky</text:span></text:span><text:span text:style-name="Menologium_20_-_20_commentarium"><text:span text:style-name="T54"> </text:span></text:span><text:span text:style-name="Menologium_20_-_20_commentarium"><text:span text:style-name="T61">Abdij Ter Kameren</text:span></text:span><text:span text:style-name="Menologium_20_-_20_commentarium"><text:span text:style-name="T54">, </text:span></text:span><text:span text:style-name="Menologium_20_-_20_commentarium"><text:span text:style-name="T55">založen kolem roku 1196 z Villers, zrušen za Francouzské revoluce před rokem 1796. Žila tam také Constantia Rubens, dcera slavného malíře Petra Pavla Rubense.</text:span></text:span></text:p></text:note-body></text:note> <text:span text:style-name="T108">Již jako sedmileté dítě vstoupila do tohoto kláštera</text:span>. <text:span text:style-name="T181">P</text:span><text:span text:style-name="T108">án pro nás ukřižovaný si ji chtěl na znamení dokonalé lásky vzít za nevěstu, těžce ji tedy stihl malomocenstvím</text:span>. <text:span text:style-name="T181">Av</text:span><text:span text:style-name="T108">šak byla též naplněná velkými potěšeními a rajskými </text:span><text:span text:style-name="T110">radostmi</text:span><text:span text:style-name="T108">, čímž se utvrdila v tom, že kdyby dostala na výběr, zvolila by si stejně malomocenství</text:span>. <text:span text:style-name="T181">Utrpen</text:span><text:span text:style-name="T108">í a slabosti, které na ni stále více doléhaly, přijímala s takovým potěšením a radostí</text:span>, <text:span text:style-name="T181">s jak</text:span><text:span text:style-name="T108">ým nevěsta přijímá od ženicha dárečky, po nichž již dlouho touží</text:span>. <text:span text:style-name="T182">M</text:span><text:span text:style-name="T109">ěla velkou starost o</text:span><text:span text:style-name="T182"> sp</text:span><text:span text:style-name="T109">ásu lidského rodu</text:span>, <text:span text:style-name="T182">a za srdce sou</text:span><text:span text:style-name="T109">žených a mysli rozrušených, </text:span><text:span text:style-name="T110">i</text:span><text:span text:style-name="T109"> pro zmírnění trestů zemřelých se bez přestání modlila k Bohu prosbami i vzdechy, a sama sebe nabízela jako smírn</text:span><text:span text:style-name="T110">ou</text:span><text:span text:style-name="T109"> oběť za každého z nich</text:span>. <text:span text:style-name="T182">Kdy</text:span><text:span text:style-name="T109">ž pak byla slepá, obětovala Bohu svůj zrak jako oběť za vládce</text:span>. <text:span text:style-name="T182">Kdy</text:span><text:span text:style-name="T109">ž se blížil konec jejího vyhnanství </text:span><text:span text:style-name="T125">na tomto světě</text:span>, <text:span text:style-name="T182">ji</text:span><text:span text:style-name="T109">ž žádný z jejích údů nezůstal ušetřen nemoci, dokonce ani jazyk</text:span>, <text:span text:style-name="T182">jim</text:span><text:span text:style-name="T109">ž bez ustání pěla Bohu chvály</text:span>. <text:span text:style-name="T182">V roce </text:span>1249, <text:span text:style-name="T182">kdy</text:span><text:span text:style-name="T109">ž opět nastala slavnost svatého</text:span> Barnab<text:span text:style-name="T106">áš</text:span><text:span text:style-name="T109">e</text:span>, <text:span text:style-name="T188">jak j</text:span><text:span text:style-name="T110">í předchozího roku předpověděl Pán</text:span>, <text:span text:style-name="T188">jako nev</text:span><text:span text:style-name="T110">ěsta ozdobená náhrdelníky a připravená na svatbu pospíchala k bráně nebeské síně, kterou jí otevřel sám Ženich</text:span>. (Hag., n. 49).</text:p>
      <text:p text:style-name="P6"/>
      <text:p text:style-name="P40"><text:span text:style-name="T182">Roku</text:span> 1179, <text:span text:style-name="T182">posv</text:span><text:span text:style-name="T62">ěcení kostela Nejblahoslavenější Panny Marie ve </text:span>Waldsass<text:span text:style-name="T182">en</text:span>,<text:note text:id="ftn32" text:note-class="footnote"><text:note-citation>8</text:note-citation><text:note-body><text:p text:style-name="P31"><text:span text:style-name="Menologium_20_-_20_commentarium"><text:span text:style-name="T149">Waldsassen</text:span></text:span><text:span text:style-name="Menologium_20_-_20_commentarium">. Cisterci</text:span><text:span text:style-name="Menologium_20_-_20_commentarium"><text:span text:style-name="T54">á</text:span></text:span><text:span text:style-name="Menologium_20_-_20_commentarium"><text:span text:style-name="T74">ck</text:span></text:span><text:span text:style-name="Menologium_20_-_20_commentarium"><text:span text:style-name="T54">ý</text:span></text:span><text:span text:style-name="Menologium_20_-_20_commentarium"><text:span text:style-name="T74"> kl</text:span></text:span><text:span text:style-name="Menologium_20_-_20_commentarium"><text:span text:style-name="T54">áš</text:span></text:span><text:span text:style-name="Menologium_20_-_20_commentarium"><text:span text:style-name="T74">ter v obci </text:span></text:span><text:span text:style-name="Menologium_20_-_20_commentarium"><text:span text:style-name="T88">Waldsassen</text:span></text:span><text:span text:style-name="Menologium_20_-_20_commentarium"><text:span text:style-name="T74"> v Horn</text:span></text:span><text:span text:style-name="Menologium_20_-_20_commentarium"><text:span text:style-name="T54">í Falci, asi 10 km od Chebu hned za hranicemi, </text:span></text:span><text:span text:style-name="Menologium_20_-_20_commentarium"><text:span text:style-name="T74">zalo</text:span></text:span><text:span text:style-name="Menologium_20_-_20_commentarium"><text:span text:style-name="T54">ž</text:span></text:span><text:span text:style-name="Menologium_20_-_20_commentarium"><text:span text:style-name="T74">en</text:span></text:span><text:span text:style-name="Menologium_20_-_20_commentarium"><text:span text:style-name="T54">ý</text:span></text:span><text:span text:style-name="Menologium_20_-_20_commentarium"><text:span text:style-name="T74"> v roce 1133 z kl</text:span></text:span><text:span text:style-name="Menologium_20_-_20_commentarium"><text:span text:style-name="T54">áš</text:span></text:span><text:span text:style-name="Menologium_20_-_20_commentarium"><text:span text:style-name="T74">tera </text:span></text:span><text:span text:style-name="Menologium_20_-_20_commentarium"><text:span text:style-name="T184">Volkenroda</text:span></text:span><text:span text:style-name="Menologium_20_-_20_commentarium"><text:span text:style-name="T183">, zru</text:span></text:span><text:span text:style-name="Menologium_20_-_20_commentarium"><text:span text:style-name="T185">š</text:span></text:span><text:span text:style-name="Menologium_20_-_20_commentarium"><text:span text:style-name="T183">en</text:span></text:span><text:span text:style-name="Menologium_20_-_20_commentarium"><text:span text:style-name="T185">ý</text:span></text:span><text:span text:style-name="Menologium_20_-_20_commentarium"><text:span text:style-name="T183"> v roce 1803, obnoven jako kl</text:span></text:span><text:span text:style-name="Menologium_20_-_20_commentarium"><text:span text:style-name="T185">áš</text:span></text:span><text:span text:style-name="Menologium_20_-_20_commentarium"><text:span text:style-name="T183">ter cisterci</text:span></text:span><text:span text:style-name="Menologium_20_-_20_commentarium"><text:span text:style-name="T185">á</text:span></text:span><text:span text:style-name="Menologium_20_-_20_commentarium"><text:span text:style-name="T183">ck</text:span></text:span><text:span text:style-name="Menologium_20_-_20_commentarium"><text:span text:style-name="T185">ý</text:span></text:span><text:span text:style-name="Menologium_20_-_20_commentarium"><text:span text:style-name="T183">ch sester v roce 1863.</text:span></text:span></text:p></text:note-body></text:note> <text:span text:style-name="T182">jeho</text:span><text:span text:style-name="T62">ž slavnost se slaví </text:span>8. <text:span text:style-name="T182">listopadu</text:span>.</text:p>
      <text:p text:style-name="P6"/>
      <text:p text:style-name="P4">13. <text:span text:style-name="T134">č</text:span><text:span text:style-name="T136">ervna</text:span>.</text:p>
      <text:p text:style-name="P6"><text:span text:style-name="T189">Narozen</text:span><text:span text:style-name="T111">í</text:span><text:span text:style-name="T126"> pro nebe</text:span><text:span text:style-name="T40"> </text:span><text:span text:style-name="T145">svat</text:span><text:span text:style-name="T127">ého</text:span> Gerard<text:span text:style-name="T189">a</text:span>, <text:span text:style-name="T189">bratra Na</text:span><text:span text:style-name="T111">šeho Svatého Otce </text:span>Bernard<text:span text:style-name="T189">a</text:span>, <text:span text:style-name="T189">jeho</text:span><text:span text:style-name="T111">ž svátek slavíme dne </text:span>3o. <text:span text:style-name="T189">ledna</text:span>.</text:p>
      <text:p text:style-name="P6"><text:span text:style-name="T190">V kl</text:span><text:span text:style-name="T112">ášteře </text:span><text:span text:style-name="T128">Alcobaça</text:span><text:span text:style-name="T112"><text:note text:id="ftn33" text:note-class="footnote"><text:note-citation>9</text:note-citation><text:note-body><text:p text:style-name="P32"><text:span text:style-name="Menologium_20_-_20_commentarium"><text:span text:style-name="T148">Lat.</text:span></text:span><text:span text:style-name="Menologium_20_-_20_commentarium"><text:span text:style-name="T190"> </text:span></text:span><text:span text:style-name="Menologium_20_-_20_commentarium"><text:span text:style-name="T40">Prat</text:span></text:span><text:span text:style-name="Menologium_20_-_20_commentarium"><text:span text:style-name="T44">a</text:span></text:span><text:span text:style-name="Menologium_20_-_20_commentarium"><text:span text:style-name="T190">, cisterci</text:span></text:span><text:span text:style-name="Menologium_20_-_20_commentarium"><text:span text:style-name="T65">ácký </text:span></text:span><text:span text:style-name="Menologium_20_-_20_commentarium"><text:span text:style-name="T190">kl</text:span></text:span><text:span text:style-name="Menologium_20_-_20_commentarium"><text:span text:style-name="T65">áš</text:span></text:span><text:span text:style-name="Menologium_20_-_20_commentarium"><text:span text:style-name="T77">ter v Portugalsk</text:span></text:span><text:span text:style-name="Menologium_20_-_20_commentarium"><text:span text:style-name="T65">é</text:span></text:span><text:span text:style-name="Menologium_20_-_20_commentarium"><text:span text:style-name="T77">m m</text:span></text:span><text:span text:style-name="Menologium_20_-_20_commentarium"><text:span text:style-name="T65">ě</text:span></text:span><text:span text:style-name="Menologium_20_-_20_commentarium"><text:span text:style-name="T77">st</text:span></text:span><text:span text:style-name="Menologium_20_-_20_commentarium"><text:span text:style-name="T65">ě</text:span></text:span><text:span text:style-name="Menologium_20_-_20_commentarium"><text:span text:style-name="T77"> </text:span></text:span><text:span text:style-name="Menologium_20_-_20_commentarium"><text:span text:style-name="T129">Alcobaça</text:span></text:span><text:span text:style-name="Menologium_20_-_20_commentarium"><text:span text:style-name="T77">, zalo</text:span></text:span><text:span text:style-name="Menologium_20_-_20_commentarium"><text:span text:style-name="T65">ž</text:span></text:span><text:span text:style-name="Menologium_20_-_20_commentarium"><text:span text:style-name="T77">en</text:span></text:span><text:span text:style-name="Menologium_20_-_20_commentarium"><text:span text:style-name="T65">ý</text:span></text:span><text:span text:style-name="Menologium_20_-_20_commentarium"><text:span text:style-name="T77"> v</text:span></text:span><text:span text:style-name="Menologium_20_-_20_commentarium"><text:span text:style-name="T65"> </text:span></text:span><text:span text:style-name="Menologium_20_-_20_commentarium"><text:span text:style-name="T77">roce 1153 portugalsk</text:span></text:span><text:span text:style-name="Menologium_20_-_20_commentarium"><text:span text:style-name="T65">ý</text:span></text:span><text:span text:style-name="Menologium_20_-_20_commentarium"><text:span text:style-name="T77">m kr</text:span></text:span><text:span text:style-name="Menologium_20_-_20_commentarium"><text:span text:style-name="T65">á</text:span></text:span><text:span text:style-name="Menologium_20_-_20_commentarium"><text:span text:style-name="T77">lem Afonsem I. jako dar pro sv. Bernarda.</text:span></text:span></text:p></text:note-body></text:note></text:span><text:span text:style-name="T112"> [</text:span><text:span text:style-name="Menologium_20_-_20_commentarium"><text:span text:style-name="T83">alkubasa</text:span></text:span><text:span text:style-name="T112">]</text:span>, <text:span text:style-name="T191">v p</text:span><text:span text:style-name="T113">řemilé vzpomínce </text:span><text:span text:style-name="T165">Abraham</text:span>, <text:span text:style-name="T191">Opat</text:span>. <text:span text:style-name="T191">Jho P</text:span><text:span text:style-name="T113">áně nesl již od mládí v neúnavném úsilí a Kristus mu ráčil uděliti, že si zachoval květ panictví spolu s plody dobrých skutků až do konce svého neposkvrněného života</text:span>. <text:span text:style-name="T192">Tento svat</text:span><text:span text:style-name="T114">ý muž dostal do vínku jedinečnou milost mírnosti</text:span>, <text:span text:style-name="T192">a m</text:span><text:span text:style-name="T114">ěl tak křehké svědomí</text:span>, <text:span text:style-name="T106">ž</text:span><text:span text:style-name="T114">e i ty nejmenší prohřešky hleděl vždy co nejdříve smýti ve Svátosti Smíření</text:span>. <text:span text:style-name="T192">Z tohoto d</text:span><text:span text:style-name="T114">ůvodu je jasné, že </text:span><text:soft-page-break/><text:span text:style-name="T114">ďáblovy nástrahy vždy podivuhodným způsobem překonal</text:span>. <text:span text:style-name="T106">Ž</text:span><text:span text:style-name="T114">il pravděpodobně na konci prvního století Řádu</text:span>.<text:note text:id="ftn34" text:note-class="footnote"><text:note-citation>10</text:note-citation><text:note-body><text:p text:style-name="P33"><text:span text:style-name="Menologium_20_-_20_commentarium">Cisterci</text:span><text:span text:style-name="Menologium_20_-_20_commentarium"><text:span text:style-name="T64">á</text:span></text:span><text:span text:style-name="Menologium_20_-_20_commentarium"><text:span text:style-name="T74">ck</text:span></text:span><text:span text:style-name="Menologium_20_-_20_commentarium"><text:span text:style-name="T64">ý</text:span></text:span><text:span text:style-name="Menologium_20_-_20_commentarium"><text:span text:style-name="T74"> </text:span></text:span><text:span text:style-name="Menologium_20_-_20_commentarium"><text:span text:style-name="T64">řá</text:span></text:span><text:span text:style-name="Menologium_20_-_20_commentarium"><text:span text:style-name="T74">d byl zalo</text:span></text:span><text:span text:style-name="Menologium_20_-_20_commentarium"><text:span text:style-name="T64">ž</text:span></text:span><text:span text:style-name="Menologium_20_-_20_commentarium"><text:span text:style-name="T74">en 1098, tedy na konci 12. stolet</text:span></text:span><text:span text:style-name="Menologium_20_-_20_commentarium"><text:span text:style-name="T64">í</text:span></text:span><text:span text:style-name="Menologium_20_-_20_commentarium"><text:span text:style-name="T74">.</text:span></text:span></text:p></text:note-body></text:note> (Hag., n. 364).</text:p>
      <text:p text:style-name="P43"><text:span text:style-name="T33">V kl</text:span><text:span text:style-name="T100">ášteře </text:span><text:span text:style-name="T194">Stapehill</text:span><text:span text:style-name="T193"><text:note text:id="ftn35" text:note-class="footnote"><text:note-citation>11</text:note-citation><text:note-body><text:p text:style-name="P34"><text:span text:style-name="Menologium_20_-_20_commentarium">Stapehill Abbey, ji</text:span><text:span text:style-name="Menologium_20_-_20_commentarium"><text:span text:style-name="T64">žní Anglie (Dorset), </text:span></text:span><text:span text:style-name="Menologium_20_-_20_commentarium">b</text:span><text:span text:style-name="Menologium_20_-_20_commentarium"><text:span text:style-name="T64">ý</text:span></text:span><text:span text:style-name="Menologium_20_-_20_commentarium"><text:span text:style-name="T74">val</text:span></text:span><text:span text:style-name="Menologium_20_-_20_commentarium"><text:span text:style-name="T64">á</text:span></text:span><text:span text:style-name="Menologium_20_-_20_commentarium"><text:span text:style-name="T74"> jesuitsk</text:span></text:span><text:span text:style-name="Menologium_20_-_20_commentarium"><text:span text:style-name="T64">á</text:span></text:span><text:span text:style-name="Menologium_20_-_20_commentarium"><text:span text:style-name="T74"> </text:span></text:span><text:span text:style-name="Menologium_20_-_20_commentarium"><text:span text:style-name="T64">kolej z roku 1610, v roce 1802 nabídnuta Cisterciačkám vyhnaným během Francouzské revoluce z kláštera St. Antoine v Paříži. Sestry zde zůstaly do roku 1991.</text:span></text:span></text:p></text:note-body></text:note></text:span><text:span text:style-name="T28"> </text:span><text:span text:style-name="T33">[</text:span><text:span text:style-name="Menologium_20_-_20_pronuntiatio"><text:span text:style-name="T161">steiphil</text:span></text:span><text:span text:style-name="T33">] v Anglii</text:span><text:span text:style-name="T28">, </text:span><text:span text:style-name="T34">roku </text:span><text:span text:style-name="T28">1844 </text:span><text:span text:style-name="T34">zbo</text:span><text:span text:style-name="T101">žně zesnula Ctihodná Matka </text:span><text:span text:style-name="T17">Augustina de </text:span><text:span text:style-name="T51">Chabanne</text:span><text:span text:style-name="T17"> </text:span><text:span text:style-name="T27">[</text:span><text:span text:style-name="Menologium_20_-_20_pronuntiatio"><text:span text:style-name="T157">d’</text:span></text:span><text:span text:style-name="Menologium_20_-_20_pronuntiatio"><text:span text:style-name="T140">šaban</text:span></text:span><text:span text:style-name="T27">]</text:span><text:span text:style-name="T28">, </text:span><text:span text:style-name="T34">zakladatelka a P</text:span><text:span text:style-name="T101">řevorka kláštera Panny Marie od Svatého Kříže</text:span><text:span text:style-name="T28">. </text:span><text:span text:style-name="T34">Byla mni</text:span><text:span text:style-name="T101">škou kláštera svatého Antonína v Polích v Paříži</text:span><text:span text:style-name="T28">;</text:span><text:span text:style-name="T28"><text:note text:id="ftn36" text:note-class="footnote"><text:note-citation>12</text:note-citation><text:note-body><text:p text:style-name="Footnote"><text:span text:style-name="Menologium_20_-_20_commentarium">Saint-Antoine-des-Champs, </text:span><text:span text:style-name="Menologium_20_-_20_commentarium"><text:span text:style-name="T195">v roce 1204 z poustevny p</text:span></text:span><text:span text:style-name="Menologium_20_-_20_commentarium"><text:span text:style-name="T66">ř</text:span></text:span><text:span text:style-name="Menologium_20_-_20_commentarium"><text:span text:style-name="T78">em</text:span></text:span><text:span text:style-name="Menologium_20_-_20_commentarium"><text:span text:style-name="T66">ě</text:span></text:span><text:span text:style-name="Menologium_20_-_20_commentarium"><text:span text:style-name="T78">n</text:span></text:span><text:span text:style-name="Menologium_20_-_20_commentarium"><text:span text:style-name="T66">ě</text:span></text:span><text:span text:style-name="Menologium_20_-_20_commentarium"><text:span text:style-name="T78">n na opatstv</text:span></text:span><text:span text:style-name="Menologium_20_-_20_commentarium"><text:span text:style-name="T66">í</text:span></text:span><text:span text:style-name="Menologium_20_-_20_commentarium"><text:span text:style-name="T78"> cistercia</text:span></text:span><text:span text:style-name="Menologium_20_-_20_commentarium"><text:span text:style-name="T66">č</text:span></text:span><text:span text:style-name="Menologium_20_-_20_commentarium"><text:span text:style-name="T78">ek, </text:span></text:span><text:span text:style-name="Menologium_20_-_20_commentarium"><text:span text:style-name="T79">zru</text:span></text:span><text:span text:style-name="Menologium_20_-_20_commentarium"><text:span text:style-name="T67">š</text:span></text:span><text:span text:style-name="Menologium_20_-_20_commentarium"><text:span text:style-name="T79">en 1791, v roce 1795 p</text:span></text:span><text:span text:style-name="Menologium_20_-_20_commentarium"><text:span text:style-name="T67">ř</text:span></text:span><text:span text:style-name="Menologium_20_-_20_commentarium"><text:span text:style-name="T79">em</text:span></text:span><text:span text:style-name="Menologium_20_-_20_commentarium"><text:span text:style-name="T67">ě</text:span></text:span><text:span text:style-name="Menologium_20_-_20_commentarium"><text:span text:style-name="T79">n</text:span></text:span><text:span text:style-name="Menologium_20_-_20_commentarium"><text:span text:style-name="T67">ě</text:span></text:span><text:span text:style-name="Menologium_20_-_20_commentarium"><text:span text:style-name="T79">n na nemocnici.</text:span></text:span></text:p></text:note-body></text:note></text:span><text:span text:style-name="T28"> </text:span><text:span text:style-name="T35">z n</text:span><text:span text:style-name="T102">ěhož byla po vypuknutí občanských nepokojů ve Francii vyhnána a uvržena do vězení</text:span><text:span text:style-name="T28">, </text:span><text:span text:style-name="T35">brzo t</text:span><text:span text:style-name="T102">éž odsouzena k smrti</text:span><text:span text:style-name="T28">, </text:span><text:span text:style-name="T35">av</text:span><text:span text:style-name="T102">šak když se náhle změnily veřejné poměry, byla propuštěna</text:span><text:span text:style-name="T28">. </text:span><text:span text:style-name="T35">Uprchla do </text:span><text:span text:style-name="T102">Švýcarska</text:span><text:span text:style-name="T28">, </text:span><text:span text:style-name="T35">kde ji </text:span><text:span text:style-name="T28">Dom Augustin de </text:span><text:span text:style-name="T50">Lestrange</text:span><text:span text:style-name="T50"><text:note text:id="ftn37" text:note-class="footnote"><text:note-citation>13</text:note-citation><text:note-body><text:p text:style-name="Footnote"><text:span text:style-name="Menologium_20_-_20_commentarium">Dom </text:span><text:span text:style-name="Menologium_20_-_20_commentarium"><text:span text:style-name="T40">Augustin de Lestrange</text:span></text:span><text:span text:style-name="Menologium_20_-_20_commentarium"> (1754-1827), </text:span><text:span text:style-name="Menologium_20_-_20_commentarium"><text:span text:style-name="T196">cisterci</text:span></text:span><text:span text:style-name="Menologium_20_-_20_commentarium"><text:span text:style-name="T68">á</text:span></text:span><text:span text:style-name="Menologium_20_-_20_commentarium"><text:span text:style-name="T80">ck</text:span></text:span><text:span text:style-name="Menologium_20_-_20_commentarium"><text:span text:style-name="T68">ý</text:span></text:span><text:span text:style-name="Menologium_20_-_20_commentarium"><text:span text:style-name="T80"> mnich z La Trappe a jedn</text:span></text:span><text:span text:style-name="Menologium_20_-_20_commentarium"><text:span text:style-name="T68">í</text:span></text:span><text:span text:style-name="Menologium_20_-_20_commentarium"><text:span text:style-name="T80">m z hlavn</text:span></text:span><text:span text:style-name="Menologium_20_-_20_commentarium"><text:span text:style-name="T68">í</text:span></text:span><text:span text:style-name="Menologium_20_-_20_commentarium"><text:span text:style-name="T80">ch str</text:span></text:span><text:span text:style-name="Menologium_20_-_20_commentarium"><text:span text:style-name="T68">ů</text:span></text:span><text:span text:style-name="Menologium_20_-_20_commentarium"><text:span text:style-name="T80">jc</text:span></text:span><text:span text:style-name="Menologium_20_-_20_commentarium"><text:span text:style-name="T68">ů</text:span></text:span><text:span text:style-name="Menologium_20_-_20_commentarium"><text:span text:style-name="T80"> z</text:span></text:span><text:span text:style-name="Menologium_20_-_20_commentarium"><text:span text:style-name="T68">á</text:span></text:span><text:span text:style-name="Menologium_20_-_20_commentarium"><text:span text:style-name="T80">chrany </text:span></text:span><text:span text:style-name="Menologium_20_-_20_commentarium"><text:span text:style-name="T68">ř</text:span></text:span><text:span text:style-name="Menologium_20_-_20_commentarium"><text:span text:style-name="T80">eholn</text:span></text:span><text:span text:style-name="Menologium_20_-_20_commentarium"><text:span text:style-name="T68">í</text:span></text:span><text:span text:style-name="Menologium_20_-_20_commentarium"><text:span text:style-name="T80">ho </text:span></text:span><text:span text:style-name="Menologium_20_-_20_commentarium"><text:span text:style-name="T68">ž</text:span></text:span><text:span text:style-name="Menologium_20_-_20_commentarium"><text:span text:style-name="T80">ivota ve Francii.</text:span></text:span></text:p></text:note-body></text:note></text:span><text:span text:style-name="T28"> </text:span><text:span text:style-name="T36">[</text:span><text:span text:style-name="Menologium_20_-_20_pronuntiatio"><text:span text:style-name="T80">ogüst</text:span></text:span><text:span text:style-name="Menologium_20_-_20_pronuntiatio"><text:span text:style-name="T186">ã d’lestr</text:span></text:span><text:span text:style-name="Menologium_20_-_20_pronuntiatio"><text:span text:style-name="T187">ãnž</text:span></text:span><text:span text:style-name="T36">] p</text:span><text:span text:style-name="T103">řijal d</text:span><text:span text:style-name="T103">o takového </text:span><text:span text:style-name="T103">ma</text:span><text:span text:style-name="T103">lé</text:span><text:span text:style-name="T103">ho </text:span><text:span text:style-name="T103">kl</text:span><text:span text:style-name="T103">áštera, který postavil pro panny oddané Bohu</text:span><text:span text:style-name="T28">, </text:span><text:span text:style-name="T36">a pro s</text:span><text:span text:style-name="T103">ílu a horlivost jejího ducha se jí velmi vážil</text:span><text:span text:style-name="T28">. </text:span><text:span text:style-name="T36">Kdy</text:span><text:span text:style-name="T103">ž pronásledování </text:span><text:span text:style-name="T104">ustala, podnikla nakonec se sestrami namáhavou cestu do Anglie</text:span><text:span text:style-name="T28">. </text:span><text:span text:style-name="T37">Kdy</text:span><text:span text:style-name="T104">ž pak zde založila klášter ve městě </text:span><text:span text:style-name="T22">Stapehill</text:span><text:span text:style-name="T28">, </text:span><text:span text:style-name="T37">dala mu schv</text:span><text:span text:style-name="T104">álně jméno Panny Marie od Svatého Kříže</text:span><text:span text:style-name="T28">, p</text:span><text:span text:style-name="T37">o </text:span><text:span text:style-name="T104">čtyřicet dva let mu vládla ve veliké chudobě a námaze</text:span><text:span text:style-name="T28">, </text:span><text:span text:style-name="T37">av</text:span><text:span text:style-name="T104">šak v duchu nesmírné oběti a pokání</text:span><text:span text:style-name="T28">, </text:span><text:span text:style-name="T37">a bez p</text:span><text:span text:style-name="T104">řestání svým dcerám připomínala, že jsou nevěstami Ženicha ukřižovaného</text:span><text:span text:style-name="T28">. (Hag., n. 682).</text:span></text:p>
      <text:p text:style-name="P6"/>
      <text:p text:style-name="P40"><text:span text:style-name="T197">Roku</text:span> 1893 <text:span text:style-name="T197">byl zalo</text:span><text:span text:style-name="T63">žen klášter Panny Marie v Belval</text:span>.<text:note text:id="ftn38" text:note-class="footnote"><text:note-citation>14</text:note-citation><text:note-body><text:p text:style-name="P35"><text:span text:style-name="Menologium_20_-_20_commentarium"><text:span text:style-name="T6">Monasterium B. M. de Bellaevallis</text:span></text:span><text:span text:style-name="Menologium_20_-_20_commentarium">, k</text:span><text:span text:style-name="Menologium_20_-_20_commentarium"><text:span text:style-name="T28">l</text:span></text:span><text:span text:style-name="Menologium_20_-_20_commentarium"><text:span text:style-name="T54">áš</text:span></text:span><text:span text:style-name="Menologium_20_-_20_commentarium"><text:span text:style-name="T138">ter trapistek </text:span></text:span><text:span text:style-name="Menologium_20_-_20_commentarium"><text:span text:style-name="T139">ve m</text:span></text:span><text:span text:style-name="Menologium_20_-_20_commentarium"><text:span text:style-name="T56">ě</text:span></text:span><text:span text:style-name="Menologium_20_-_20_commentarium"><text:span text:style-name="T139">st</text:span></text:span><text:span text:style-name="Menologium_20_-_20_commentarium"><text:span text:style-name="T56">ě</text:span></text:span><text:span text:style-name="Menologium_20_-_20_commentarium"><text:span text:style-name="T139"> </text:span></text:span><text:span text:style-name="Menologium_20_-_20_commentarium"><text:span text:style-name="T132">Troisvaux</text:span></text:span><text:span text:style-name="Menologium_20_-_20_commentarium"><text:span text:style-name="T139"> v</text:span></text:span><text:span text:style-name="Menologium_20_-_20_commentarium"><text:span text:style-name="T56"> </text:span></text:span><text:span text:style-name="Menologium_20_-_20_commentarium"><text:span text:style-name="T139">severn</text:span></text:span><text:span text:style-name="Menologium_20_-_20_commentarium"><text:span text:style-name="T56">í</text:span></text:span><text:span text:style-name="Menologium_20_-_20_commentarium"><text:span text:style-name="T139"> Francii (40 km od </text:span></text:span><text:span text:style-name="Menologium_20_-_20_commentarium"><text:span text:style-name="T132">Arras</text:span></text:span><text:span text:style-name="Menologium_20_-_20_commentarium"><text:span text:style-name="T139">u)</text:span></text:span><text:span text:style-name="Menologium_20_-_20_commentarium"><text:span text:style-name="T138">, zalo</text:span></text:span><text:span text:style-name="Menologium_20_-_20_commentarium"><text:span text:style-name="T54">ž</text:span></text:span><text:span text:style-name="Menologium_20_-_20_commentarium"><text:span text:style-name="T138">en</text:span></text:span><text:span text:style-name="Menologium_20_-_20_commentarium"><text:span text:style-name="T54">ý</text:span></text:span><text:span text:style-name="Menologium_20_-_20_commentarium"><text:span text:style-name="T138"> 1863, zru</text:span></text:span><text:span text:style-name="Menologium_20_-_20_commentarium"><text:span text:style-name="T54">š</text:span></text:span><text:span text:style-name="Menologium_20_-_20_commentarium"><text:span text:style-name="T138">en</text:span></text:span><text:span text:style-name="Menologium_20_-_20_commentarium"><text:span text:style-name="T54">ý</text:span></text:span><text:span text:style-name="Menologium_20_-_20_commentarium"><text:span text:style-name="T138"> 2012.</text:span></text:span></text:p></text:note-body></text:note></text:p>
      <text:p text:style-name="P11"/>
      <text:p text:style-name="P38">14. <text:span text:style-name="T134">č</text:span><text:span text:style-name="T137">ervna</text:span>.</text:p>
      <text:p text:style-name="P42"><text:span text:style-name="T201">V</text:span> S<text:span text:style-name="T106">ý</text:span>ri<text:span text:style-name="T201">i</text:span>, <text:span text:style-name="T201">p</text:span><text:span text:style-name="T119">řipomínka </text:span><text:span text:style-name="T165">Templ</text:span><text:span text:style-name="T122">ář</text:span><text:span text:style-name="T124">ských Rytířů</text:span>. <text:span text:style-name="T201">Podle ustanoven</text:span><text:span text:style-name="T119">í přesvatého Otce Bernarda bojovali pro víru</text:span>, <text:span text:style-name="T201">kdy</text:span><text:span text:style-name="T119">ž je </text:span>Saladin, <text:span text:style-name="T201">vojev</text:span><text:span text:style-name="T119">ůdce </text:span>Mohame<text:span text:style-name="T201">d</text:span><text:span text:style-name="T119">ánů, zajal a zabil v pevnosti na Jákobově brodu</text:span>. <text:span text:style-name="T201">Jejich p</text:span><text:span text:style-name="T119">ředstavené přeřezal pilou v pase, ostatní, jež byli nižšího postavení, nechal stít</text:span>. <text:span text:style-name="T201">Velmistr, kter</text:span><text:span text:style-name="T119">ý byl zajat již dříve, když se nechtěl nechat vyměnit za </text:span>Saladin<text:span text:style-name="T201">ova vnuka</text:span>, <text:span text:style-name="T201">byl umu</text:span><text:span text:style-name="T119">čen hlady</text:span>. (Hag., n. 194).</text:p>
      <text:p text:style-name="P42"><text:soft-page-break/><text:span text:style-name="T198">Z kl</text:span><text:span text:style-name="T115">áštera Panny Marie na Svatém Místě u Sedmi Pramenů</text:span>,<text:note text:id="ftn0" text:note-class="footnote"><text:note-citation>15</text:note-citation><text:note-body><text:p text:style-name="Footnote"><text:span text:style-name="Menologium_20_-_20_commentarium"><text:span text:style-name="T45">M</text:span></text:span><text:span text:style-name="Menologium_20_-_20_commentarium"><text:span text:style-name="T40">onasteri</text:span></text:span><text:span text:style-name="Menologium_20_-_20_commentarium"><text:span text:style-name="T45">um</text:span></text:span><text:span text:style-name="Menologium_20_-_20_commentarium"><text:span text:style-name="T40"> B. M. de Sancto Loco ad Septem Fontes</text:span></text:span><text:span text:style-name="Menologium_20_-_20_commentarium">, </text:span><text:span text:style-name="Menologium_20_-_20_commentarium"><text:span text:style-name="T168">Abbaye de Sept-Fons</text:span></text:span><text:span text:style-name="Menologium_20_-_20_commentarium"><text:span text:style-name="T198">, v Dompierre sur Besbre ve st</text:span></text:span><text:span text:style-name="Menologium_20_-_20_commentarium"><text:span text:style-name="T70">ř</text:span></text:span><text:span text:style-name="Menologium_20_-_20_commentarium"><text:span text:style-name="T82">edn</text:span></text:span><text:span text:style-name="Menologium_20_-_20_commentarium"><text:span text:style-name="T70">í</text:span></text:span><text:span text:style-name="Menologium_20_-_20_commentarium"><text:span text:style-name="T82"> Francii nedaleko Lyonu. Zalo</text:span></text:span><text:span text:style-name="Menologium_20_-_20_commentarium"><text:span text:style-name="T70">ž</text:span></text:span><text:span text:style-name="Menologium_20_-_20_commentarium"><text:span text:style-name="T82">en v roce 1132 z Fontenay, zru</text:span></text:span><text:span text:style-name="Menologium_20_-_20_commentarium"><text:span text:style-name="T70">š</text:span></text:span><text:span text:style-name="Menologium_20_-_20_commentarium"><text:span text:style-name="T82">en 1791, obnoven 1845 trapisty. </text:span></text:span></text:p></text:note-body></text:note> <text:span text:style-name="T198">rkou </text:span>1858 <text:span text:style-name="T198">ode</text:span><text:span text:style-name="T115">šel do nebe Otec </text:span><text:span text:style-name="T165">Maria-Joseph Matton</text:span>, <text:span text:style-name="T198">Podp</text:span><text:span text:style-name="T115">řevor</text:span>. <text:span text:style-name="T199">Byl vl</text:span><text:span text:style-name="T116">ámské národnosti</text:span>, <text:span text:style-name="T200">a </text:span><text:span text:style-name="T199">kdy</text:span><text:span text:style-name="T116">ž mu bylo čtyřicet dva let, stal se mnichem v klášteře v Gard</text:span><text:note text:id="ftn41" text:note-class="footnote"><text:note-citation>16</text:note-citation><text:note-body><text:p text:style-name="Footnote"><text:span text:style-name="Menologium_20_-_20_commentarium"><text:span text:style-name="T199">A</text:span></text:span><text:span text:style-name="Menologium_20_-_20_commentarium">bbaye du Gard</text:span></text:p></text:note-body></text:note> <text:span text:style-name="T200">[</text:span><text:span text:style-name="Menologium_20_-_20_pronuntiatio"><text:span text:style-name="T200">g</text:span></text:span><text:span text:style-name="Menologium_20_-_20_pronuntiatio"><text:span text:style-name="T84">ár</text:span></text:span><text:span text:style-name="T200">], </text:span><text:span text:style-name="T199">od po</text:span><text:span text:style-name="T116">čátku až do </text:span><text:span text:style-name="T117">nejstaršího</text:span><text:span text:style-name="T116"> věku si zachoval </text:span><text:span text:style-name="T117">naprosto</text:span><text:span text:style-name="T116"> oddanou víru učedník</text:span>a. <text:span text:style-name="T199">Kdy</text:span><text:span text:style-name="T116">ž se stal knězem</text:span>, <text:span text:style-name="T199">byl nejprve posl</text:span><text:span text:style-name="T116">án do nového kláštera Panny Marie na Hoře,</text:span><text:span text:style-name="T116"><text:note text:id="ftn40" text:note-class="footnote"><text:note-citation>17</text:note-citation><text:note-body><text:p text:style-name="Footnote"><text:span text:style-name="Menologium_20_-_20_commentarium">Mont des Cats</text:span></text:p></text:note-body></text:note></text:span> <text:span text:style-name="T199">a pot</text:span><text:span text:style-name="T116">é byl jmenován Rektorem cisterciáckých mnišek v klášteře </text:span><text:span text:style-name="T121">Soleilmont</text:span><text:span text:style-name="T116"><text:note text:id="ftn42" text:note-class="footnote"><text:note-citation>18</text:note-citation><text:note-body><text:p text:style-name="Footnote"><text:span text:style-name="Menologium_20_-_20_commentarium"><text:span text:style-name="T199">A</text:span></text:span><text:span text:style-name="Menologium_20_-_20_commentarium">bbaye de Soleilmont</text:span></text:p></text:note-body></text:note></text:span><text:span text:style-name="T116"> </text:span><text:span text:style-name="T117">[</text:span><text:span text:style-name="Menologium_20_-_20_pronuntiatio"><text:span text:style-name="T84">soleimõn</text:span></text:span><text:span text:style-name="T117">] </text:span><text:span text:style-name="T116">v Belgii</text:span>, <text:span text:style-name="T199">kde byl velmi v</text:span><text:span text:style-name="T116">ážený </text:span><text:span text:style-name="T199">pro svou vzd</text:span><text:span text:style-name="T116">ělanost a svatost</text:span>. <text:span text:style-name="T199">Pot</text:span><text:span text:style-name="T116">é se navrátil do kláštera v </text:span>Gard <text:span text:style-name="T199">a byl jmenov</text:span><text:span text:style-name="T116">án Podpřevorem</text:span>, <text:span text:style-name="T199">a tento </text:span><text:span text:style-name="T116">úřad si zachoval, </text:span><text:span text:style-name="T118">i </text:span><text:span text:style-name="T116">když se komunita přestěhovala do kláštera </text:span><text:span text:style-name="T46">Sept-Font</text:span><text:span text:style-name="T52">s </text:span><text:span text:style-name="T53">[</text:span><text:span text:style-name="Menologium_20_-_20_pronuntiatio"><text:span text:style-name="T200">set f</text:span></text:span><text:span text:style-name="Menologium_20_-_20_pronuntiatio"><text:span text:style-name="T84">õn</text:span></text:span><text:span text:style-name="T53">]</text:span>. — <text:span text:style-name="T199">S</text:span><text:span text:style-name="T116">ám k sobě byl velmi přísný</text:span>, <text:span text:style-name="T199">ani ve sv</text:span><text:span text:style-name="T116">ém stáří se př</text:span><text:span text:style-name="T118">es</text:span><text:span text:style-name="T116"> svou těžkou nemoc nohou nepovažoval za </text:span><text:span text:style-name="T117">uvolněného</text:span><text:span text:style-name="T116"> od Posvátného Officia či práce</text:span>, <text:span text:style-name="T200">s </text:span><text:span text:style-name="T117">úsměvem říkával, že se nevyplatí, aby se o něj někdo staral</text:span>. <text:span text:style-name="T200">Kdy</text:span><text:span text:style-name="T117">ž při epidemii cholery scházeli kněží ve farnostech</text:span>, <text:span text:style-name="T200">s</text:span><text:span text:style-name="T117">ám byl poslán, aby sloužil v nějakém kostele</text:span>, <text:span text:style-name="T200">kde jej </text:span><text:span text:style-name="T117">věřící </text:span><text:span text:style-name="T200">od prvn</text:span><text:span text:style-name="T117">ího dne ctili jako svatého</text:span>. <text:span text:style-name="T200">I</text:span><text:span text:style-name="T117"> </text:span><text:span text:style-name="T200">ve st</text:span><text:span text:style-name="T117">áří měl nevinnou tvář a předcházela jej podivuhodná </text:span><text:span text:style-name="T200">d</text:span><text:span text:style-name="T117">ůstojnost a laskavost</text:span>; <text:span text:style-name="T200">v</text:span><text:span text:style-name="T117">íce však svými přesladkými slovy, jimiž pojednával o lásce Boží, k sobě přit</text:span><text:span text:style-name="T118">a</text:span><text:span text:style-name="T117">h</text:span><text:span text:style-name="T118">ova</text:span><text:span text:style-name="T117">l úctu a lásku všech</text:span>. <text:span text:style-name="T200">Zem</text:span><text:span text:style-name="T117">řel ve svých osmdesáti třech letech</text:span>, <text:span text:style-name="T200">a v pam</text:span><text:span text:style-name="T117">ěti zůstal požehnaným a zbožným</text:span>. (Hag., n. 702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" svg:font-family="'Linux Libertine', Georgia, Times, serif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family-generic="system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Nadpis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Nadpis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Rejstřík" style:family="paragraph" style:parent-style-name="Standard" style:default-outline-level="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Předformátovaný_20_text" style:display-name="Předformátovaný text" style:family="paragraph" style:parent-style-name="Standard" style:default-outline-level="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zxx" fo:country="none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Ukotvení_20_vysvětlivky" style:display-name="Ukotvení vysvětlivky" style:family="text">
      <style:text-properties style:text-position="super 58%"/>
    </style:style>
    <style:style style:name="Ukotvení_20_poznámky_20_pod_20_čarou" style:display-name="Ukotvení poznámky pod čarou" style:family="text">
      <style:text-properties style:text-position="super 58%"/>
    </style:style>
    <style:style style:name="Znaky_20_pro_20_poznámku_20_pod_20_čarou" style:display-name="Znaky pro poznámku pod čarou" style:family="text"/>
    <style:style style:name="Znaky_20_pro_20_vysvětlivky" style:display-name="Znaky pro vysvětlivky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06-11T03:31:25.144846419</dc:date>
    <meta:editing-cycles>35</meta:editing-cycles>
    <meta:editing-duration>PT8H59M56S</meta:editing-duration>
    <meta:generator>LibreOffice/7.3.3.2$MacOSX_AARCH64 LibreOffice_project/d1d0ea68f081ee2800a922cac8f79445e4603348</meta:generator>
    <meta:document-statistic meta:table-count="0" meta:image-count="0" meta:object-count="0" meta:page-count="4" meta:paragraph-count="33" meta:word-count="1364" meta:character-count="8590" meta:non-whitespace-character-count="7256"/>
    <meta:user-defined meta:name="AppVersion">15.0000</meta:user-defined>
    <meta:template xlink:type="simple" xlink:actuate="onRequest" xlink:title="Normal.dotm" xlink:href=""/>
  </office:meta>
</office:document-meta>
</file>